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monospace" svg:font-family="monospace"/>
    <style:font-face style:name="Courier New" svg:font-family="'Courier New'" style:font-family-generic="modern"/>
    <style:font-face style:name="Courier 10 Pitch" svg:font-family="'Courier 10 Pitch'" style:font-adornments="Fett"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7" style:family="table">
      <style:table-properties style:width="16.999cm" table:align="margins"/>
    </style:style>
    <style:style style:name="Tabelle17.A" style:family="table-column">
      <style:table-column-properties style:column-width="4.249cm" style:rel-column-width="16384*"/>
    </style:style>
    <style:style style:name="Tabelle17.D" style:family="table-column">
      <style:table-column-properties style:column-width="4.249cm" style:rel-column-width="16383*"/>
    </style:style>
    <style:style style:name="Tabelle1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17.D1" style:family="table-cell">
      <style:table-cell-properties fo:background-color="#e6e6ff"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none" fo:border-top="none" fo:border-bottom="0.05pt solid #000000"/>
    </style:style>
    <style:style style:name="Tabelle17.C2" style:family="table-cell">
      <style:table-cell-properties fo:padding="0.097cm" fo:border-left="0.05pt solid #000000" fo:border-right="none" fo:border-top="none" fo:border-bottom="0.05pt solid #000000"/>
    </style:style>
    <style:style style:name="Tabelle17.D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none" fo:border-top="none" fo:border-bottom="0.05pt solid #000000"/>
    </style:style>
    <style:style style:name="Tabelle17.C3" style:family="table-cell">
      <style:table-cell-properties fo:padding="0.097cm" fo:border-left="0.05pt solid #000000" fo:border-right="none" fo:border-top="none" fo:border-bottom="0.05pt solid #000000"/>
    </style:style>
    <style:style style:name="Tabelle17.D3" style:family="table-cell">
      <style:table-cell-properties fo:padding="0.097cm" fo:border-left="0.05pt solid #000000" fo:border-right="0.05pt solid #000000" fo:border-top="none" fo:border-bottom="0.05pt solid #000000"/>
    </style:style>
    <style:style style:name="Tabelle17.A4" style:family="table-cell">
      <style:table-cell-properties fo:padding="0.097cm" fo:border-left="0.05pt solid #000000" fo:border-right="none" fo:border-top="none" fo:border-bottom="0.05pt solid #000000"/>
    </style:style>
    <style:style style:name="Tabelle17.B4" style:family="table-cell">
      <style:table-cell-properties fo:padding="0.097cm" fo:border-left="0.05pt solid #000000" fo:border-right="none" fo:border-top="none" fo:border-bottom="0.05pt solid #000000"/>
    </style:style>
    <style:style style:name="Tabelle17.C4" style:family="table-cell">
      <style:table-cell-properties fo:padding="0.097cm" fo:border-left="0.05pt solid #000000" fo:border-right="none" fo:border-top="none" fo:border-bottom="0.05pt solid #000000"/>
    </style:style>
    <style:style style:name="Tabelle17.D4" style:family="table-cell">
      <style:table-cell-properties fo:padding="0.097cm" fo:border-left="0.05pt solid #000000" fo:border-right="0.05pt solid #000000" fo:border-top="none" fo:border-bottom="0.05pt solid #000000"/>
    </style:style>
    <style:style style:name="Tabelle17.A5" style:family="table-cell">
      <style:table-cell-properties fo:padding="0.097cm" fo:border-left="0.05pt solid #000000" fo:border-right="none" fo:border-top="none" fo:border-bottom="0.05pt solid #000000"/>
    </style:style>
    <style:style style:name="Tabelle17.B5" style:family="table-cell">
      <style:table-cell-properties fo:padding="0.097cm" fo:border-left="0.05pt solid #000000" fo:border-right="none" fo:border-top="none" fo:border-bottom="0.05pt solid #000000"/>
    </style:style>
    <style:style style:name="Tabelle17.C5" style:family="table-cell">
      <style:table-cell-properties fo:padding="0.097cm" fo:border-left="0.05pt solid #000000" fo:border-right="none" fo:border-top="none" fo:border-bottom="0.05pt solid #000000"/>
    </style:style>
    <style:style style:name="Tabelle17.D5" style:family="table-cell">
      <style:table-cell-properties fo:padding="0.097cm" fo:border-left="0.05pt solid #000000" fo:border-right="0.05pt solid #000000" fo:border-top="none" fo:border-bottom="0.05pt solid #000000"/>
    </style:style>
    <style:style style:name="Tabelle17.A6" style:family="table-cell">
      <style:table-cell-properties fo:padding="0.097cm" fo:border-left="0.05pt solid #000000" fo:border-right="none" fo:border-top="none" fo:border-bottom="0.05pt solid #000000"/>
    </style:style>
    <style:style style:name="Tabelle17.B6" style:family="table-cell">
      <style:table-cell-properties fo:padding="0.097cm" fo:border-left="0.05pt solid #000000" fo:border-right="none" fo:border-top="none" fo:border-bottom="0.05pt solid #000000"/>
    </style:style>
    <style:style style:name="Tabelle17.C6" style:family="table-cell">
      <style:table-cell-properties fo:padding="0.097cm" fo:border-left="0.05pt solid #000000" fo:border-right="none" fo:border-top="none" fo:border-bottom="0.05pt solid #000000"/>
    </style:style>
    <style:style style:name="Tabelle17.D6" style:family="table-cell">
      <style:table-cell-properties fo:padding="0.097cm" fo:border-left="0.05pt solid #000000" fo:border-right="0.05pt solid #000000" fo:border-top="none" fo:border-bottom="0.05pt solid #000000"/>
    </style:style>
    <style:style style:name="Tabelle17.A7" style:family="table-cell">
      <style:table-cell-properties fo:padding="0.097cm" fo:border-left="0.05pt solid #000000" fo:border-right="none" fo:border-top="none" fo:border-bottom="0.05pt solid #000000"/>
    </style:style>
    <style:style style:name="Tabelle17.B7" style:family="table-cell">
      <style:table-cell-properties fo:padding="0.097cm" fo:border-left="0.05pt solid #000000" fo:border-right="none" fo:border-top="none" fo:border-bottom="0.05pt solid #000000"/>
    </style:style>
    <style:style style:name="Tabelle17.C7" style:family="table-cell">
      <style:table-cell-properties fo:padding="0.097cm" fo:border-left="0.05pt solid #000000" fo:border-right="none" fo:border-top="none" fo:border-bottom="0.05pt solid #000000"/>
    </style:style>
    <style:style style:name="Tabelle17.D7" style:family="table-cell">
      <style:table-cell-properties fo:padding="0.097cm" fo:border-left="0.05pt solid #000000" fo:border-right="0.05pt solid #000000" fo:border-top="none" fo:border-bottom="0.05pt solid #000000"/>
    </style:style>
    <style:style style:name="Tabelle17.A8" style:family="table-cell">
      <style:table-cell-properties fo:padding="0.097cm" fo:border-left="0.05pt solid #000000" fo:border-right="none" fo:border-top="none" fo:border-bottom="0.05pt solid #000000"/>
    </style:style>
    <style:style style:name="Tabelle17.B8" style:family="table-cell">
      <style:table-cell-properties fo:padding="0.097cm" fo:border-left="0.05pt solid #000000" fo:border-right="none" fo:border-top="none" fo:border-bottom="0.05pt solid #000000"/>
    </style:style>
    <style:style style:name="Tabelle17.C8" style:family="table-cell">
      <style:table-cell-properties fo:padding="0.097cm" fo:border-left="0.05pt solid #000000" fo:border-right="none" fo:border-top="none" fo:border-bottom="0.05pt solid #000000"/>
    </style:style>
    <style:style style:name="Tabelle17.D8" style:family="table-cell">
      <style:table-cell-properties fo:padding="0.097cm" fo:border-left="0.05pt solid #000000" fo:border-right="0.05pt solid #000000" fo:border-top="none" fo:border-bottom="0.05pt solid #000000"/>
    </style:style>
    <style:style style:name="Tabelle18" style:family="table">
      <style:table-properties style:width="16.999cm" table:align="margins"/>
    </style:style>
    <style:style style:name="Tabelle18.A" style:family="table-column">
      <style:table-column-properties style:column-width="4.249cm" style:rel-column-width="16384*"/>
    </style:style>
    <style:style style:name="Tabelle18.D" style:family="table-column">
      <style:table-column-properties style:column-width="4.249cm" style:rel-column-width="16383*"/>
    </style:style>
    <style:style style:name="Tabelle18.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18.D1" style:family="table-cell">
      <style:table-cell-properties fo:background-color="#e6e6ff"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none" fo:border-top="none" fo:border-bottom="0.05pt solid #000000"/>
    </style:style>
    <style:style style:name="Tabelle18.C2" style:family="table-cell">
      <style:table-cell-properties fo:padding="0.097cm" fo:border-left="0.05pt solid #000000" fo:border-right="none" fo:border-top="none" fo:border-bottom="0.05pt solid #000000"/>
    </style:style>
    <style:style style:name="Tabelle18.D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none" fo:border-top="none" fo:border-bottom="0.05pt solid #000000"/>
    </style:style>
    <style:style style:name="Tabelle18.C3" style:family="table-cell">
      <style:table-cell-properties fo:padding="0.097cm" fo:border-left="0.05pt solid #000000" fo:border-right="none" fo:border-top="none" fo:border-bottom="0.05pt solid #000000"/>
    </style:style>
    <style:style style:name="Tabelle18.D3" style:family="table-cell">
      <style:table-cell-properties fo:padding="0.097cm" fo:border-left="0.05pt solid #000000" fo:border-right="0.05pt solid #000000" fo:border-top="none" fo:border-bottom="0.05pt solid #000000"/>
    </style:style>
    <style:style style:name="Tabelle18.A4" style:family="table-cell">
      <style:table-cell-properties fo:padding="0.097cm" fo:border-left="0.05pt solid #000000" fo:border-right="none" fo:border-top="none" fo:border-bottom="0.05pt solid #000000"/>
    </style:style>
    <style:style style:name="Tabelle18.B4" style:family="table-cell">
      <style:table-cell-properties fo:padding="0.097cm" fo:border-left="0.05pt solid #000000" fo:border-right="none" fo:border-top="none" fo:border-bottom="0.05pt solid #000000"/>
    </style:style>
    <style:style style:name="Tabelle18.C4" style:family="table-cell">
      <style:table-cell-properties fo:padding="0.097cm" fo:border-left="0.05pt solid #000000" fo:border-right="none" fo:border-top="none" fo:border-bottom="0.05pt solid #000000"/>
    </style:style>
    <style:style style:name="Tabelle18.D4" style:family="table-cell">
      <style:table-cell-properties fo:padding="0.097cm" fo:border-left="0.05pt solid #000000" fo:border-right="0.05pt solid #000000" fo:border-top="none" fo:border-bottom="0.05pt solid #000000"/>
    </style:style>
    <style:style style:name="Tabelle19" style:family="table">
      <style:table-properties style:width="16.999cm" table:align="margins"/>
    </style:style>
    <style:style style:name="Tabelle19.A" style:family="table-column">
      <style:table-column-properties style:column-width="4.249cm" style:rel-column-width="16384*"/>
    </style:style>
    <style:style style:name="Tabelle19.D" style:family="table-column">
      <style:table-column-properties style:column-width="4.249cm" style:rel-column-width="16383*"/>
    </style:style>
    <style:style style:name="Tabelle19.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19.D1" style:family="table-cell">
      <style:table-cell-properties fo:background-color="#e6e6ff"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none" fo:border-top="none" fo:border-bottom="0.05pt solid #000000"/>
    </style:style>
    <style:style style:name="Tabelle19.C2" style:family="table-cell">
      <style:table-cell-properties fo:padding="0.097cm" fo:border-left="0.05pt solid #000000" fo:border-right="none" fo:border-top="none" fo:border-bottom="0.05pt solid #000000"/>
    </style:style>
    <style:style style:name="Tabelle19.D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none" fo:border-top="none" fo:border-bottom="0.05pt solid #000000"/>
    </style:style>
    <style:style style:name="Tabelle19.C3" style:family="table-cell">
      <style:table-cell-properties fo:padding="0.097cm" fo:border-left="0.05pt solid #000000" fo:border-right="none" fo:border-top="none" fo:border-bottom="0.05pt solid #000000"/>
    </style:style>
    <style:style style:name="Tabelle19.D3" style:family="table-cell">
      <style:table-cell-properties fo:padding="0.097cm" fo:border-left="0.05pt solid #000000"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0.05pt solid #000000" fo:border-right="none" fo:border-top="none" fo:border-bottom="0.05pt solid #000000"/>
    </style:style>
    <style:style style:name="Tabelle19.C4" style:family="table-cell">
      <style:table-cell-properties fo:padding="0.097cm" fo:border-left="0.05pt solid #000000" fo:border-right="none" fo:border-top="none" fo:border-bottom="0.05pt solid #000000"/>
    </style:style>
    <style:style style:name="Tabelle19.D4" style:family="table-cell">
      <style:table-cell-properties fo:padding="0.097cm" fo:border-left="0.05pt solid #000000" fo:border-right="0.05pt solid #000000" fo:border-top="none" fo:border-bottom="0.05pt solid #000000"/>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none" fo:border-top="none" fo:border-bottom="0.05pt solid #000000"/>
    </style:style>
    <style:style style:name="Tabelle19.C5" style:family="table-cell">
      <style:table-cell-properties fo:padding="0.097cm" fo:border-left="0.05pt solid #000000" fo:border-right="none" fo:border-top="none" fo:border-bottom="0.05pt solid #000000"/>
    </style:style>
    <style:style style:name="Tabelle19.D5" style:family="table-cell">
      <style:table-cell-properties fo:padding="0.097cm" fo:border-left="0.05pt solid #000000" fo:border-right="0.05pt solid #000000" fo:border-top="none" fo:border-bottom="0.05pt solid #000000"/>
    </style:style>
    <style:style style:name="Tabelle1" style:family="table">
      <style:table-properties style:width="16.999cm" table:align="left"/>
    </style:style>
    <style:style style:name="Tabelle1.A" style:family="table-column">
      <style:table-column-properties style:column-width="16.999cm"/>
    </style:style>
    <style:style style:name="Tabelle1.A1" style:family="table-cell">
      <style:table-cell-properties style:vertical-align="middle" fo:padding="0.09cm" fo:border="1pt solid #808080"/>
    </style:style>
    <style:style style:name="Tabelle1.A2" style:family="table-cell">
      <style:table-cell-properties style:vertical-align="middle" fo:padding="0.09cm" fo:border-left="1pt solid #808080" fo:border-right="1pt solid #808080" fo:border-top="none" fo:border-bottom="1pt solid #808080"/>
    </style:style>
    <style:style style:name="Tabelle9" style:family="table">
      <style:table-properties style:width="16.999cm" style:rel-width="100%" table:align="left"/>
    </style:style>
    <style:style style:name="Tabelle9.A" style:family="table-column">
      <style:table-column-properties style:column-width="7.421cm" style:rel-column-width="28610*"/>
    </style:style>
    <style:style style:name="Tabelle9.B" style:family="table-column">
      <style:table-column-properties style:column-width="9.578cm" style:rel-column-width="36924*"/>
    </style:style>
    <style:style style:name="Tabelle9.A1" style:family="table-cell">
      <style:table-cell-properties style:vertical-align="middle" fo:background-color="#e6e6ff" fo:padding="0.069cm" fo:border-left="0.05pt solid #000000" fo:border-right="none" fo:border-top="0.05pt solid #000000" fo:border-bottom="0.05pt solid #000000">
        <style:background-image/>
      </style:table-cell-properties>
    </style:style>
    <style:style style:name="Tabelle9.B1" style:family="table-cell">
      <style:table-cell-properties style:vertical-align="middle" fo:background-color="#e6e6ff" fo:padding="0.069cm" fo:border="0.05pt solid #000000">
        <style:background-image/>
      </style:table-cell-properties>
    </style:style>
    <style:style style:name="Tabelle9.A2" style:family="table-cell">
      <style:table-cell-properties style:vertical-align="middle" fo:padding="0.069cm" fo:border-left="0.05pt solid #000000" fo:border-right="none" fo:border-top="none" fo:border-bottom="0.05pt solid #000000"/>
    </style:style>
    <style:style style:name="Tabelle9.B2" style:family="table-cell">
      <style:table-cell-properties style:vertical-align="middle" fo:padding="0.069cm" fo:border-left="0.05pt solid #000000" fo:border-right="0.05pt solid #000000" fo:border-top="none" fo:border-bottom="0.05pt solid #000000"/>
    </style:style>
    <style:style style:name="Tabelle9.A3" style:family="table-cell">
      <style:table-cell-properties style:vertical-align="middle" fo:padding="0.069cm" fo:border-left="0.05pt solid #000000" fo:border-right="none" fo:border-top="none" fo:border-bottom="0.05pt solid #000000"/>
    </style:style>
    <style:style style:name="Tabelle9.B3" style:family="table-cell">
      <style:table-cell-properties style:vertical-align="middle" fo:padding="0.069cm" fo:border-left="0.05pt solid #000000" fo:border-right="0.05pt solid #000000" fo:border-top="none" fo:border-bottom="0.05pt solid #000000"/>
    </style:style>
    <style:style style:name="Tabelle9.A4" style:family="table-cell">
      <style:table-cell-properties style:vertical-align="middle" fo:padding="0.069cm" fo:border-left="0.05pt solid #000000" fo:border-right="none" fo:border-top="none" fo:border-bottom="0.05pt solid #000000"/>
    </style:style>
    <style:style style:name="Tabelle9.B4" style:family="table-cell">
      <style:table-cell-properties style:vertical-align="middle" fo:padding="0.069cm" fo:border-left="0.05pt solid #000000" fo:border-right="0.05pt solid #000000" fo:border-top="none" fo:border-bottom="0.05pt solid #000000"/>
    </style:style>
    <style:style style:name="Tabelle9.A5" style:family="table-cell">
      <style:table-cell-properties style:vertical-align="middle" fo:padding="0.069cm" fo:border-left="0.05pt solid #000000" fo:border-right="none" fo:border-top="none" fo:border-bottom="0.05pt solid #000000"/>
    </style:style>
    <style:style style:name="Tabelle9.B5" style:family="table-cell">
      <style:table-cell-properties style:vertical-align="middle" fo:padding="0.069cm" fo:border-left="0.05pt solid #000000" fo:border-right="0.05pt solid #000000" fo:border-top="none" fo:border-bottom="0.05pt solid #000000"/>
    </style:style>
    <style:style style:name="Tabelle9.A6" style:family="table-cell">
      <style:table-cell-properties style:vertical-align="middle" fo:padding="0.069cm" fo:border-left="0.05pt solid #000000" fo:border-right="none" fo:border-top="none" fo:border-bottom="0.05pt solid #000000"/>
    </style:style>
    <style:style style:name="Tabelle9.B6" style:family="table-cell">
      <style:table-cell-properties style:vertical-align="middle" fo:padding="0.069cm" fo:border-left="0.05pt solid #000000" fo:border-right="0.05pt solid #000000" fo:border-top="none" fo:border-bottom="0.05pt solid #000000"/>
    </style:style>
    <style:style style:name="Tabelle9.A7" style:family="table-cell">
      <style:table-cell-properties style:vertical-align="middle" fo:padding="0.069cm" fo:border-left="0.05pt solid #000000" fo:border-right="none" fo:border-top="none" fo:border-bottom="0.05pt solid #000000"/>
    </style:style>
    <style:style style:name="Tabelle9.B7" style:family="table-cell">
      <style:table-cell-properties style:vertical-align="middle" fo:padding="0.069cm" fo:border-left="0.05pt solid #000000" fo:border-right="0.05pt solid #000000" fo:border-top="none" fo:border-bottom="0.05pt solid #000000"/>
    </style:style>
    <style:style style:name="P1" style:family="paragraph" style:parent-style-name="Preformatted_20_Text">
      <style:text-properties style:font-name="Courier New1" style:font-name-asian="Courier New1" style:font-size-asian="10pt" style:font-name-complex="Courier New1" style:font-size-complex="10pt"/>
    </style:style>
    <style:style style:name="P2" style:family="paragraph" style:parent-style-name="Preformatted_20_Text">
      <style:text-properties fo:color="#ff0000" fo:font-weight="bold" style:font-weight-asian="bold" style:font-weight-complex="bold"/>
    </style:style>
    <style:style style:name="P3" style:family="paragraph" style:parent-style-name="Preformatted_20_Text">
      <style:text-properties fo:color="#000000" style:font-name="Monaco" fo:font-size="11pt" style:font-name-asian="Monaco" style:font-size-asian="11pt" style:font-name-complex="Monaco" style:font-size-complex="11pt"/>
    </style:style>
    <style:style style:name="P4" style:family="paragraph" style:parent-style-name="Preformatted_20_Text">
      <style:paragraph-properties fo:margin-top="0cm" fo:margin-bottom="0.499cm" loext:contextual-spacing="false"/>
    </style:style>
    <style:style style:name="P5" style:family="paragraph" style:parent-style-name="Preformatted_20_Text">
      <style:paragraph-properties fo:margin-top="0cm" fo:margin-bottom="0.499cm" loext:contextual-spacing="false"/>
      <style:text-properties style:font-name="Courier New1" style:font-name-asian="Courier New1" style:font-size-asian="10pt" style:font-name-complex="Courier New1" style:font-size-complex="10pt"/>
    </style:style>
    <style:style style:name="P6" style:family="paragraph" style:parent-style-name="Table_20_Contents">
      <style:paragraph-properties fo:margin-top="0cm" fo:margin-bottom="0.499cm" loext:contextual-spacing="false"/>
    </style:style>
    <style:style style:name="P7" style:family="paragraph" style:parent-style-name="Text_20_body">
      <style:paragraph-properties fo:margin-top="0cm" fo:margin-bottom="0cm" loext:contextual-spacing="false"/>
    </style:style>
    <style:style style:name="P8" style:family="paragraph" style:parent-style-name="Table_20_Contents">
      <style:text-properties style:font-name="Verdana3"/>
    </style:style>
    <style:style style:name="P9" style:family="paragraph" style:parent-style-name="Table_20_Contents">
      <style:text-properties style:font-name="Courier New1" style:font-name-asian="Courier New1" style:font-size-asian="10pt" style:font-name-complex="Courier New1" style:font-size-complex="10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weight="bold" officeooo:rsid="0010d2ef" officeooo:paragraph-rsid="0010d2ef" style:font-weight-asian="bold" style:font-weight-complex="bold"/>
    </style:style>
    <style:style style:name="P12" style:family="paragraph" style:parent-style-name="Table_20_Contents">
      <style:text-properties fo:color="#ffffff" style:font-name="Courier New1" style:font-name-asian="Courier New1" style:font-size-asian="10pt" style:font-name-complex="Courier New1" style:font-size-complex="10pt"/>
    </style:style>
    <style:style style:name="P13" style:family="paragraph" style:parent-style-name="Table_20_Contents">
      <style:text-properties fo:color="#000000" style:font-name="Courier New1" style:font-name-asian="Courier New1" style:font-size-asian="10pt" style:font-name-complex="Courier New1" style:font-size-complex="10pt"/>
    </style:style>
    <style:style style:name="P14" style:family="paragraph" style:parent-style-name="Table_20_Contents">
      <style:text-properties fo:color="#000000" style:font-name="Courier New1" officeooo:rsid="0010d2ef" officeooo:paragraph-rsid="0010d2ef" style:font-name-asian="Courier New1" style:font-size-asian="10pt" style:font-name-complex="Courier New1" style:font-size-complex="10pt"/>
    </style:style>
    <style:style style:name="P15" style:family="paragraph" style:parent-style-name="Table_20_Contents">
      <style:paragraph-properties fo:margin-left="0.907cm" fo:margin-right="0cm" fo:text-indent="0cm" style:auto-text-indent="false"/>
    </style:style>
    <style:style style:name="P16" style:family="paragraph" style:parent-style-name="Standard">
      <style:text-properties style:font-name="monospace"/>
    </style:style>
    <style:style style:name="P17" style:family="paragraph" style:parent-style-name="code">
      <style:text-properties fo:color="#000000"/>
    </style:style>
    <style:style style:name="P18" style:family="paragraph" style:parent-style-name="code">
      <style:paragraph-properties>
        <style:tab-stops>
          <style:tab-stop style:position="0.907cm"/>
        </style:tab-stops>
      </style:paragraph-properties>
    </style:style>
    <style:style style:name="P19" style:family="paragraph" style:parent-style-name="code">
      <style:paragraph-properties>
        <style:tab-stops>
          <style:tab-stop style:position="0.951cm"/>
        </style:tab-stops>
      </style:paragraph-properties>
    </style:style>
    <style:style style:name="P20" style:family="paragraph" style:parent-style-name="code">
      <style:text-properties fo:font-weight="bold" style:font-weight-asian="bold" style:font-weight-complex="bold"/>
    </style:style>
    <style:style style:name="P21" style:family="paragraph" style:parent-style-name="code">
      <style:paragraph-properties>
        <style:tab-stops>
          <style:tab-stop style:position="0.951cm"/>
        </style:tab-stops>
      </style:paragraph-properties>
      <style:text-properties fo:font-weight="bold" style:font-weight-asian="bold" style:font-weight-complex="bold"/>
    </style:style>
    <style:style style:name="P22" style:family="paragraph" style:parent-style-name="Text_20_body">
      <style:text-properties fo:language="en" fo:country="none"/>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6.9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Standard" style:list-style-name="List_20_3"/>
    <style:style style:name="P27" style:family="paragraph" style:parent-style-name="Text_20_body" style:list-style-name="List_20_3"/>
    <style:style style:name="P28" style:family="paragraph" style:parent-style-name="Text_20_body" style:list-style-name="List_20_3">
      <style:text-properties officeooo:rsid="0012446c" officeooo:paragraph-rsid="0012446c"/>
    </style:style>
    <style:style style:name="P29" style:family="paragraph" style:parent-style-name="Heading_20_3">
      <style:text-properties fo:language="en" fo:country="none"/>
    </style:style>
    <style:style style:name="P30" style:family="paragraph" style:parent-style-name="Preformatted_20_Text" style:list-style-name="List_20_3"/>
    <style:style style:name="T1" style:family="text">
      <style:text-properties fo:font-style="normal" style:font-style-asian="normal" style:font-style-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3670f" style:font-weight-asian="bold" style:font-weight-complex="bold"/>
    </style:style>
    <style:style style:name="T5" style:family="text">
      <style:text-properties style:font-name="monospace"/>
    </style:style>
    <style:style style:name="T6" style:family="text">
      <style:text-properties style:font-name="monospace" fo:font-weight="bold" style:font-weight-asian="bold" style:font-weight-complex="bold"/>
    </style:style>
    <style:style style:name="T7" style:family="text">
      <style:text-properties fo:color="#0000ff"/>
    </style:style>
    <style:style style:name="T8" style:family="text">
      <style:text-properties fo:color="#0000ff" fo:font-weight="bold" style:font-weight-asian="bold" style:font-weight-complex="bold"/>
    </style:style>
    <style:style style:name="T9" style:family="text">
      <style:text-properties fo:color="#0000ff" fo:font-weight="bold" fo:background-color="#ffff00" loext:char-shading-value="0" style:font-weight-asian="bold" style:font-weight-complex="bold"/>
    </style:style>
    <style:style style:name="T10" style:family="text">
      <style:text-properties fo:color="#0000ff" style:font-name="monospace" fo:font-weight="bold" style:font-weight-asian="bold" style:font-weight-complex="bold"/>
    </style:style>
    <style:style style:name="T11" style:family="text">
      <style:text-properties fo:color="#ff0000"/>
    </style:style>
    <style:style style:name="T12" style:family="text">
      <style:text-properties fo:color="#ff0000" fo:font-weight="bold" style:font-weight-asian="bold" style:font-weight-complex="bold"/>
    </style:style>
    <style:style style:name="T13" style:family="text">
      <style:text-properties fo:color="#ff0000" style:font-name="monospace" fo:font-weight="bold" style:font-weight-asian="bold" style:font-weight-complex="bold"/>
    </style:style>
    <style:style style:name="T14" style:family="text">
      <style:text-properties style:font-name="Courier New1" style:font-name-asian="Courier New1" style:font-size-asian="10pt" style:font-name-complex="Courier New1" style:font-size-complex="10pt"/>
    </style:style>
    <style:style style:name="T15" style:family="text">
      <style:text-properties fo:color="#7f0055" fo:font-weight="bold" style:font-weight-asian="bold" style:font-weight-complex="bold"/>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c0" fo:font-style="italic" style:font-style-asian="italic" style:font-style-complex="italic"/>
    </style:style>
    <style:style style:name="T19" style:family="text">
      <style:text-properties fo:color="#2a00ff"/>
    </style:style>
    <style:style style:name="T20" style:family="text">
      <style:text-properties style:font-weight-asian="bold" style:font-weight-complex="bold"/>
    </style:style>
    <style:style style:name="T21" style:family="text">
      <style:text-properties fo:color="#008000" fo:font-weight="bold" style:font-weight-asian="bold" style:font-weight-complex="bold"/>
    </style:style>
    <style:style style:name="T22" style:family="text">
      <style:text-properties officeooo:rsid="00119534"/>
    </style:style>
    <style:style style:name="T23" style:family="text">
      <style:text-properties fo:background-color="#ffff00" loext:char-shading-value="0"/>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23"><text:a xlink:type="simple" xlink:href="#__RefHeading__2140_1181323948" text:style-name="Internet_20_link" text:visited-style-name="Internet_20_link">1. </text:a>Reguläre Ausdrücke (Regex) mit Java<text:tab/>1</text:p>
          <text:p text:style-name="P24"><text:a xlink:type="simple" xlink:href="#__RefHeading__2142_1181323948" text:style-name="Internet_20_link" text:visited-style-name="Internet_20_link">1.1. </text:a>Ziele<text:tab/>1</text:p>
          <text:p text:style-name="P24"><text:a xlink:type="simple" xlink:href="#__RefHeading__2144_1181323948" text:style-name="Internet_20_link" text:visited-style-name="Internet_20_link">1.2. </text:a>REGEX: WH-1: Zeichenklassen<text:tab/>1</text:p>
          <text:p text:style-name="P25"><text:a xlink:type="simple" xlink:href="#__RefHeading__2146_1181323948" text:style-name="Internet_20_link" text:visited-style-name="Internet_20_link">1.2.1. </text:a>Beispiel: match() - Füllen Sie die Tabellen (Spalte Ergebnis) aus.<text:tab/>2</text:p>
          <text:p text:style-name="P25"><text:a xlink:type="simple" xlink:href="#__RefHeading__2148_1181323948" text:style-name="Internet_20_link" text:visited-style-name="Internet_20_link">1.2.2. </text:a>Beispiel: RegexDemo.java<text:tab/>3</text:p>
          <text:p text:style-name="P24"><text:a xlink:type="simple" xlink:href="#__RefHeading__2150_1181323948" text:style-name="Internet_20_link" text:visited-style-name="Internet_20_link">1.3. </text:a>Die Klasse String<text:tab/>5</text:p>
          <text:p text:style-name="P25"><text:a xlink:type="simple" xlink:href="#__RefHeading__2152_1181323948" text:style-name="Internet_20_link" text:visited-style-name="Internet_20_link">1.3.1. </text:a>Beispiel: RegexString.java - Strings suchen<text:tab/>5</text:p>
          <text:p text:style-name="P25"><text:a xlink:type="simple" xlink:href="#__RefHeading__2154_1181323948" text:style-name="Internet_20_link" text:visited-style-name="Internet_20_link">1.3.2. </text:a>Beispiel: RegexString.java - String.replace(muster, ersatzText)<text:tab/>6</text:p>
          <text:p text:style-name="P25"><text:a xlink:type="simple" xlink:href="#__RefHeading__2156_1181323948" text:style-name="Internet_20_link" text:visited-style-name="Internet_20_link">1.3.3. </text:a>Beispiel: RegexString.java - String.split(muster)<text:tab/>6</text:p>
          <text:p text:style-name="P24"><text:a xlink:type="simple" xlink:href="#__RefHeading__2158_1181323948" text:style-name="Internet_20_link" text:visited-style-name="Internet_20_link">1.4. </text:a>Die Klassen: Pattern und Matcher<text:tab/>7</text:p>
          <text:p text:style-name="P25"><text:a xlink:type="simple" xlink:href="#__RefHeading__2160_1181323948" text:style-name="Internet_20_link" text:visited-style-name="Internet_20_link">1.4.1. </text:a>Beispiel: Eine ganze Zahl erkennen<text:tab/>7</text:p>
          <text:p text:style-name="P24"><text:a xlink:type="simple" xlink:href="#__RefHeading__2162_1181323948" text:style-name="Internet_20_link" text:visited-style-name="Internet_20_link">1.5. </text:a>REGEX-WH2: Quantifizierer, Gierige Operatoren<text:tab/>8</text:p>
          <text:p text:style-name="P25"><text:a xlink:type="simple" xlink:href="#__RefHeading__2164_1181323948" text:style-name="Internet_20_link" text:visited-style-name="Internet_20_link">1.5.1. </text:a>Quantifizierer und Wiederholungen<text:tab/>8</text:p>
          <text:p text:style-name="P25"><text:a xlink:type="simple" xlink:href="#__RefHeading__2166_1181323948" text:style-name="Internet_20_link" text:visited-style-name="Internet_20_link">1.5.2. </text:a>Gierige * und nicht gierige ? Operatoren<text:tab/>8</text:p>
          <text:p text:style-name="P25"><text:a xlink:type="simple" xlink:href="#__RefHeading__2168_1181323948" text:style-name="Internet_20_link" text:visited-style-name="Internet_20_link">1.5.3. </text:a>Matcher.find(): Finden und nicht matchen<text:tab/>10</text:p>
          <text:p text:style-name="P25"><text:a xlink:type="simple" xlink:href="#__RefHeading__2170_1181323948" text:style-name="Internet_20_link" text:visited-style-name="Internet_20_link">1.5.4. </text:a>Beispiel: Finde alle ganzzahligen Werte in einem String<text:tab/>10</text:p>
          <text:p text:style-name="P25"><text:a xlink:type="simple" xlink:href="#__RefHeading__2172_1181323948" text:style-name="Internet_20_link" text:visited-style-name="Internet_20_link">1.5.5. </text:a>+Mit MatchResult alle Ergebnisse einsammeln<text:tab/>11</text:p>
          <text:p text:style-name="P24"><text:a xlink:type="simple" xlink:href="#__RefHeading__2174_1181323948" text:style-name="Internet_20_link" text:visited-style-name="Internet_20_link">1.6. </text:a>Übungen: REGEX mit Java<text:tab/>12</text:p>
          <text:p text:style-name="P25"><text:a xlink:type="simple" xlink:href="#__RefHeading__2176_1181323948" text:style-name="Internet_20_link" text:visited-style-name="Internet_20_link">1.6.1. </text:a>RegexSwing_UE<text:tab/>12</text:p>
          <text:p text:style-name="P25"><text:a xlink:type="simple" xlink:href="#__RefHeading__2178_1181323948" text:style-name="Internet_20_link" text:visited-style-name="Internet_20_link">1.6.2. </text:a>AndroidRegex<text:tab/>12</text:p>
          <text:p text:style-name="P25"><text:a xlink:type="simple" xlink:href="#__RefHeading__2180_1181323948" text:style-name="Internet_20_link" text:visited-style-name="Internet_20_link">1.6.3. </text:a>+RegexHTMLTAG_UE: Ein URL-Downloader<text:tab/>12</text:p>
        </text:index-body>
      </text:table-of-content>
      <text:h text:style-name="Heading_20_1" text:outline-level="1" text:restart-numbering="true" text:start-value="-1"><text:bookmark-start text:name="__RefHeading__2140_1181323948"/>Reguläre Ausdrücke (Regex) mit Java<text:bookmark-end text:name="__RefHeading__2140_1181323948"/></text:h>
      <text:h text:style-name="Heading_20_2" text:outline-level="2"><text:bookmark-start text:name="__RefHeading__2142_1181323948"/>Ziele<text:bookmark-end text:name="__RefHeading__2142_1181323948"/></text:h>
      <text:list xml:id="list2162867847" text:style-name="List_20_3">
        <text:list-item>
          <text:p text:style-name="P27">Anwendung regulärer Ausdrücke in Java</text:p>
        </text:list-item>
        <text:list-item>
          <text:p text:style-name="P27">Plattformen</text:p>
          <text:list>
            <text:list-item>
              <text:p text:style-name="P27">Swing, Android</text:p>
            </text:list-item>
          </text:list>
        </text:list-item>
        <text:list-item>
          <text:p text:style-name="P27"><text:span text:style-name="Citation"><text:span text:style-name="T1">Quellen:</text:span></text:span></text:p>
          <text:list>
            <text:list-item>
              <text:p text:style-name="P27">Java Tutorial bei Sun: <text:a xlink:type="simple" xlink:href="http://java.sun.com/docs/books/tutorial/extra/regex/" text:style-name="Internet_20_link" text:visited-style-name="Visited_20_Internet_20_Link">http://java.sun.com/docs/books/tutorial/extra/regex/</text:a></text:p>
            </text:list-item>
            <text:list-item>
              <text:p text:style-name="P27">Java API Doc Java 1.5: <text:a xlink:type="simple" xlink:href="http://java.sun.com/j2se/1.5.0/docs/api/index.html" text:style-name="Internet_20_link" text:visited-style-name="Visited_20_Internet_20_Link">http://java.sun.com/j2se/1.5.0/docs/api/index.html</text:a></text:p>
            </text:list-item>
          </text:list>
        </text:list-item>
      </text:list>
      <text:p text:style-name="Text_20_body"/>
      <text:h text:style-name="Heading_20_2" text:outline-level="2"><text:bookmark-start text:name="__RefHeading__2144_1181323948"/><text:span text:style-name="Citation"><text:span text:style-name="T1">REGEX: WH-1: Zeichenklassen</text:span></text:span><text:bookmark-end text:name="__RefHeading__2144_1181323948"/></text:h>
      <text:p text:style-name="Text_20_body"><text:span text:style-name="Citation"><text:span text:style-name="T1">Für ein Muster gilt:</text:span></text:span></text:p>
      <text:list xml:id="list221331213063889" text:continue-numbering="true" text:style-name="List_20_3">
        <text:list-item>
          <text:p text:style-name="P27">Die meisten Zeichen aus dem Alphabet sind erlaubt.</text:p>
        </text:list-item>
        <text:list-item>
          <text:p text:style-name="P27">Sonderzeichen: <text:span text:style-name="Source_20_Text"><text:span text:style-name="T5">([{\^$|).?*+</text:span></text:span></text:p>
          <text:list>
            <text:list-item>
              <text:p text:style-name="P27">\ entwertet die Sonderfunktion eines Zeichens</text:p>
            </text:list-item>
          </text:list>
        </text:list-item>
        <text:list-item>
          <text:p text:style-name="P28"><text:span text:style-name="T23">.</text:span> <text:s text:c="2"/>ein <text:span text:style-name="T23">beliebiges</text:span> Zeichen</text:p>
        </text:list-item>
        <text:list-item>
          <text:p text:style-name="P27">Wiederholungen/Quantifizierer:</text:p>
          <text:list>
            <text:list-item>
              <text:p text:style-name="P27">X<text:span text:style-name="T23">?<text:tab/></text:span><text:tab/>X kommt <text:span text:style-name="T23">0mal oder 1mal </text:span>vor.</text:p>
            </text:list-item>
            <text:list-item>
              <text:p text:style-name="P27">X<text:span text:style-name="T23">+</text:span><text:tab/>X kommt <text:span text:style-name="T23">1mal oder beliebig oft</text:span> vor.</text:p>
            </text:list-item>
            <text:list-item>
              <text:p text:style-name="P27">X<text:span text:style-name="T23">*</text:span><text:tab/>X kommt <text:span text:style-name="T23">0mal oder beliebig oft</text:span> vor.<text:line-break/></text:p>
            </text:list-item>
          </text:list>
        </text:list-item>
        <text:list-item>
          <text:p text:style-name="P27"><text:soft-page-break/>Gruppierungen werden mit runden Klammern angegeben.<text:line-break/>Wir können Zeichenketten und -klassen auch zu einer Gruppe zusammenfassen. <text:line-break/>(Perl|Python)</text:p>
        </text:list-item>
      </text:list>
      <text:p text:style-name="Text_20_body"/>
      <text:p text:style-name="Text_20_body"/>
      <text:p text:style-name="Text_20_body">Frage: Wie lautet das Muster für „Alle Java-Programme“ ?</text:p>
      <text:p text:style-name="Text_20_body">Antwort:</text:p>
      <text:list xml:id="list221329700924572" text:continue-numbering="true" text:style-name="List_20_3">
        <text:list-item>
          <text:list>
            <text:list-item>
              <text:p text:style-name="P27">Muster: <text:span text:style-name="T14">"</text:span>*.java<text:span text:style-name="T14">"<text:line-break/></text:span>Als regulärer Ausdruck ist das <text:span text:style-name="T3">nicht zulässig</text:span>, weil vor dem Quantifizierer * kein Ausdruck steht! <text:line-break/><text:line-break/></text:p>
            </text:list-item>
            <text:list-item>
              <text:p text:style-name="P27"><text:span text:style-name="T3">Richtig ist:</text:span> <text:line-break/> <text:span text:style-name="regex"><text:span text:style-name="T20">.*\.java</text:span></text:span><text:line-break/>Das führende Metazeichen . steht für ein beliebiges Zeichen.</text:p>
            </text:list-item>
          </text:list>
        </text:list-item>
      </text:list>
      <text:p text:style-name="Text_20_body"/>
      <text:h text:style-name="Heading_20_3" text:outline-level="3"><text:bookmark-start text:name="__RefHeading__2146_1181323948"/>Beispiel: match() - Füllen Sie die Tabellen (Spalte Ergebnis) aus.<text:bookmark-end text:name="__RefHeading__2146_1181323948"/></text:h>
      <table:table table:name="Tabelle17" table:style-name="Tabelle17">
        <table:table-column table:style-name="Tabelle17.A" table:number-columns-repeated="3"/>
        <table:table-column table:style-name="Tabelle17.D"/>
        <table:table-row>
          <table:table-cell table:style-name="Tabelle17.A1" office:value-type="string">
            <text:p text:style-name="P10">String</text:p>
          </table:table-cell>
          <table:table-cell table:style-name="Tabelle17.A1" office:value-type="string">
            <text:p text:style-name="P10">Muster</text:p>
          </table:table-cell>
          <table:table-cell table:style-name="Tabelle17.A1" office:value-type="string">
            <text:p text:style-name="P10">Ergebnis</text:p>
          </table:table-cell>
          <table:table-cell table:style-name="Tabelle17.D1" office:value-type="string">
            <text:p text:style-name="P11">Lösung</text:p>
          </table:table-cell>
        </table:table-row>
        <table:table-row>
          <table:table-cell table:style-name="Tabelle17.B8" office:value-type="string">
            <text:p text:style-name="P1">"0"</text:p>
          </table:table-cell>
          <table:table-cell table:style-name="Tabelle17.B8" office:value-type="string">
            <text:p text:style-name="P1">"0"</text:p>
          </table:table-cell>
          <table:table-cell table:style-name="Tabelle17.C2" office:value-type="string">
            <text:p text:style-name="P13">true</text:p>
          </table:table-cell>
          <table:table-cell table:style-name="Tabelle17.D2" office:value-type="string">
            <text:p text:style-name="P12">true</text:p>
          </table:table-cell>
        </table:table-row>
        <table:table-row>
          <table:table-cell table:style-name="Tabelle17.B8" office:value-type="string">
            <text:p text:style-name="P1">"1"</text:p>
          </table:table-cell>
          <table:table-cell table:style-name="Tabelle17.B8" office:value-type="string">
            <text:p text:style-name="P1">"0"</text:p>
          </table:table-cell>
          <table:table-cell table:style-name="Tabelle17.C3" office:value-type="string">
            <text:p text:style-name="P13">false</text:p>
          </table:table-cell>
          <table:table-cell table:style-name="Tabelle17.D3" office:value-type="string">
            <text:p text:style-name="P12">false</text:p>
          </table:table-cell>
        </table:table-row>
        <table:table-row>
          <table:table-cell table:style-name="Tabelle17.B8" office:value-type="string">
            <text:p text:style-name="P1">"00"</text:p>
          </table:table-cell>
          <table:table-cell table:style-name="Tabelle17.B8" office:value-type="string">
            <text:p text:style-name="P1">"0"</text:p>
          </table:table-cell>
          <table:table-cell table:style-name="Tabelle17.C4" office:value-type="string">
            <text:p text:style-name="P14"/>
          </table:table-cell>
          <table:table-cell table:style-name="Tabelle17.D4" office:value-type="string">
            <text:p text:style-name="P12">false</text:p>
          </table:table-cell>
        </table:table-row>
        <table:table-row>
          <table:table-cell table:style-name="Tabelle17.B8" office:value-type="string">
            <text:p text:style-name="P1">"0000"</text:p>
          </table:table-cell>
          <table:table-cell table:style-name="Tabelle17.B8" office:value-type="string">
            <text:p text:style-name="P1">"0*"</text:p>
          </table:table-cell>
          <table:table-cell table:style-name="Tabelle17.C5" office:value-type="string">
            <text:p text:style-name="P13"/>
          </table:table-cell>
          <table:table-cell table:style-name="Tabelle17.D5" office:value-type="string">
            <text:p text:style-name="P12">true</text:p>
          </table:table-cell>
        </table:table-row>
        <table:table-row>
          <table:table-cell table:style-name="Tabelle17.B8" office:value-type="string">
            <text:p text:style-name="P1">"01"</text:p>
          </table:table-cell>
          <table:table-cell table:style-name="Tabelle17.B8" office:value-type="string">
            <text:p text:style-name="P1">"0*"</text:p>
          </table:table-cell>
          <table:table-cell table:style-name="Tabelle17.C6" office:value-type="string">
            <text:p text:style-name="P13"/>
          </table:table-cell>
          <table:table-cell table:style-name="Tabelle17.D6" office:value-type="string">
            <text:p text:style-name="P12">false</text:p>
          </table:table-cell>
        </table:table-row>
        <table:table-row>
          <table:table-cell table:style-name="Tabelle17.B8" office:value-type="string">
            <text:p text:style-name="P1">"01"</text:p>
          </table:table-cell>
          <table:table-cell table:style-name="Tabelle17.B8" office:value-type="string">
            <text:p text:style-name="P1">"0\*"</text:p>
          </table:table-cell>
          <table:table-cell table:style-name="Tabelle17.C7" office:value-type="string">
            <text:p text:style-name="P13"/>
          </table:table-cell>
          <table:table-cell table:style-name="Tabelle17.D7" office:value-type="string">
            <text:p text:style-name="P12">false</text:p>
          </table:table-cell>
        </table:table-row>
        <table:table-row>
          <table:table-cell table:style-name="Tabelle17.B8" office:value-type="string">
            <text:p text:style-name="P5">"0*"</text:p>
          </table:table-cell>
          <table:table-cell table:style-name="Tabelle17.B8" office:value-type="string">
            <text:p text:style-name="P5">"0\*"</text:p>
          </table:table-cell>
          <table:table-cell table:style-name="Tabelle17.C8" office:value-type="string">
            <text:p text:style-name="P13"/>
          </table:table-cell>
          <table:table-cell table:style-name="Tabelle17.D8" office:value-type="string">
            <text:p text:style-name="P12">true</text:p>
          </table:table-cell>
        </table:table-row>
      </table:table>
      <text:p text:style-name="Preformatted_20_Text"/>
      <text:p text:style-name="Preformatted_20_Text"/>
      <text:list xml:id="list221330819344152" text:continue-numbering="true" text:style-name="List_20_3">
        <text:list-item>
          <text:p text:style-name="P27">Zeichenklassen<text:line-break/>Da in regulären Ausdrücken oftmals ein Bereich von Zeichen, etwa alle Buchstaben, abgedeckt werden muss, gibt es die Möglichkeit, Zeichenklassen zu definieren.</text:p>
        </text:list-item>
      </text:list>
      <text:p text:style-name="Text_20_body"/>
      <text:list xml:id="list221331453281806" text:continue-numbering="true" text:style-name="List_20_3">
        <text:list-item>
          <text:p text:style-name="P26">[aeiuo]<text:tab/><text:tab/>Ein Zeichen: a oder e oder i oder o oder u</text:p>
        </text:list-item>
        <text:list-item>
          <text:p text:style-name="P26">[^aeiuo]<text:tab/><text:tab/>nicht ein Zeichen aus: a, e, i, o, u</text:p>
        </text:list-item>
        <text:list-item>
          <text:p text:style-name="P26">[0-9a-fA-F]<text:tab/><text:tab/>Ein Zeichen: 0, 1, 2, …, 9 oder Groß-/Klein-Buchstaben a, b, c, d, e, f<text:line-break/></text:p>
        </text:list-item>
      </text:list>
      <text:p text:style-name="Text_20_body">Das ›^‹ definiert negative Zeichenklassen, also Zeichen, die nicht vorkommen dürfen. </text:p>
      <text:p text:style-name="Text_20_body">Mit dem ›-‹ lässt sich ein Bereich von Zeichen angeben.</text:p>
      <text:p text:style-name="Text_20_body"/>
      <table:table table:name="Tabelle18" table:style-name="Tabelle18">
        <table:table-column table:style-name="Tabelle18.A" table:number-columns-repeated="3"/>
        <table:table-column table:style-name="Tabelle18.D"/>
        <table:table-row>
          <table:table-cell table:style-name="Tabelle18.A1" office:value-type="string">
            <text:p text:style-name="P10">String</text:p>
          </table:table-cell>
          <table:table-cell table:style-name="Tabelle18.A1" office:value-type="string">
            <text:p text:style-name="P10">Muster</text:p>
          </table:table-cell>
          <table:table-cell table:style-name="Tabelle18.A1" office:value-type="string">
            <text:p text:style-name="P10">Ergebnis</text:p>
          </table:table-cell>
          <table:table-cell table:style-name="Tabelle18.D1" office:value-type="string">
            <text:p text:style-name="P11">Lösung</text:p>
          </table:table-cell>
        </table:table-row>
        <table:table-row>
          <table:table-cell table:style-name="Tabelle18.B4" office:value-type="string">
            <text:p text:style-name="P1">"0"</text:p>
          </table:table-cell>
          <table:table-cell table:style-name="Tabelle18.B4" office:value-type="string">
            <text:p text:style-name="P1">"[01]*"</text:p>
          </table:table-cell>
          <table:table-cell table:style-name="Tabelle18.C2" office:value-type="string">
            <text:p text:style-name="P9">true</text:p>
          </table:table-cell>
          <table:table-cell table:style-name="Tabelle18.D2" office:value-type="string">
            <text:p text:style-name="P12">true</text:p>
          </table:table-cell>
        </table:table-row>
        <table:table-row>
          <table:table-cell table:style-name="Tabelle18.B4" office:value-type="string">
            <text:p text:style-name="P1">"01001"</text:p>
          </table:table-cell>
          <table:table-cell table:style-name="Tabelle18.B4" office:value-type="string">
            <text:p text:style-name="P1">"[01]*"</text:p>
          </table:table-cell>
          <table:table-cell table:style-name="Tabelle18.C3" office:value-type="string">
            <text:p text:style-name="P13"/>
          </table:table-cell>
          <table:table-cell table:style-name="Tabelle18.D3" office:value-type="string">
            <text:p text:style-name="P12">true</text:p>
          </table:table-cell>
        </table:table-row>
        <table:table-row>
          <table:table-cell table:style-name="Tabelle18.B4" office:value-type="string">
            <text:p text:style-name="P1">"112"</text:p>
          </table:table-cell>
          <table:table-cell table:style-name="Tabelle18.B4" office:value-type="string">
            <text:p text:style-name="P5">"[0123456789]*"</text:p>
          </table:table-cell>
          <table:table-cell table:style-name="Tabelle18.C4" office:value-type="string">
            <text:p text:style-name="P13"/>
          </table:table-cell>
          <table:table-cell table:style-name="Tabelle18.D4" office:value-type="string">
            <text:p text:style-name="P12">true</text:p>
          </table:table-cell>
        </table:table-row>
      </table:table>
      <text:p text:style-name="Preformatted_20_Text"/>
      <text:p text:style-name="Preformatted_20_Text"/>
      <text:p text:style-name="Preformatted_20_Text"/>
      <text:list xml:id="list221331099510916" text:continue-numbering="true" text:style-name="List_20_3">
        <text:list-item>
          <text:p text:style-name="P27">+vordefinierte Zeichenklassen:</text:p>
        </text:list-item>
        <text:list-item>
          <text:p text:style-name="P26">.<text:tab/><text:tab/>jedes Zeichen</text:p>
        </text:list-item>
        <text:list-item>
          <text:p text:style-name="P26">\d<text:tab/><text:tab/>Ziffer: [0-9]</text:p>
        </text:list-item>
        <text:list-item>
          <text:p text:style-name="P26">\D<text:tab/><text:tab/>keine Ziffer: [^0-9] bzw. [^\d]</text:p>
        </text:list-item>
        <text:list-item>
          <text:p text:style-name="P26">\s<text:tab/><text:tab/>Weißraum: [ \t\n\x0B\f\r]</text:p>
        </text:list-item>
        <text:list-item>
          <text:p text:style-name="P26">\S<text:tab/><text:tab/>kein Weißraum: [^\s]</text:p>
        </text:list-item>
        <text:list-item>
          <text:p text:style-name="P26">\w<text:tab/><text:tab/>Wortzeichen: [a-zA-Z0-9]</text:p>
        </text:list-item>
        <text:list-item>
          <text:p text:style-name="P26">\W<text:tab/><text:tab/>kein Wortzeichen: [^\w]</text:p>
        </text:list-item>
        <text:list-item>
          <text:p text:style-name="P26">\p{Blank}<text:tab/>Leerzeichen oder Tab: [ \t]</text:p>
        </text:list-item>
        <text:list-item>
          <text:p text:style-name="P26">\p{Lower}, <text:line-break/>\p{Upper}<text:tab/>Klein-/Großbuchstabe: [a-z] bzw. [A-Z]</text:p>
        </text:list-item>
        <text:list-item>
          <text:p text:style-name="P26">\p{Alpha}<text:tab/>Buchstabe: [\p{Lower}\p{Upper}]</text:p>
        </text:list-item>
        <text:list-item>
          <text:p text:style-name="P26">\p{Alnum}<text:tab/>alphanumerisches Zeichen: [\p{Alpha}\p{Digit}]</text:p>
        </text:list-item>
        <text:list-item>
          <text:p text:style-name="P26">\p{Punct}<text:tab/>Punkt-Zeichen: !"#$%&amp;'()*+,-./:;&lt;=&gt;?@[\]^_`{|}~</text:p>
        </text:list-item>
        <text:list-item>
          <text:p text:style-name="P26">\p{Graph}<text:tab/>sichtbares Zeichen: [\p{Alnum}\p{Punct}]</text:p>
        </text:list-item>
        <text:list-item>
          <text:p text:style-name="P26">\p{Print}<text:tab/>druckbares Zeichen: [\p{Graph}]</text:p>
        </text:list-item>
      </text:list>
      <text:p text:style-name="Text_20_body"/>
      <text:p text:style-name="Text_20_body"/>
      <text:p text:style-name="Text_20_body"/>
      <table:table table:name="Tabelle19" table:style-name="Tabelle19">
        <table:table-column table:style-name="Tabelle19.A" table:number-columns-repeated="3"/>
        <table:table-column table:style-name="Tabelle19.D"/>
        <table:table-row>
          <table:table-cell table:style-name="Tabelle19.A1" office:value-type="string">
            <text:p text:style-name="P10">String</text:p>
          </table:table-cell>
          <table:table-cell table:style-name="Tabelle19.A1" office:value-type="string">
            <text:p text:style-name="P10">Muster</text:p>
          </table:table-cell>
          <table:table-cell table:style-name="Tabelle19.A1" office:value-type="string">
            <text:p text:style-name="P10">Ergebnis</text:p>
          </table:table-cell>
          <table:table-cell table:style-name="Tabelle19.D1" office:value-type="string">
            <text:p text:style-name="P11">Lösung</text:p>
          </table:table-cell>
        </table:table-row>
        <table:table-row>
          <table:table-cell table:style-name="Tabelle19.B5" office:value-type="string">
            <text:p text:style-name="P1">"112"</text:p>
          </table:table-cell>
          <table:table-cell table:style-name="Tabelle19.B5" office:value-type="string">
            <text:p text:style-name="P1">"\d*"</text:p>
          </table:table-cell>
          <table:table-cell table:style-name="Tabelle19.C2" office:value-type="string">
            <text:p text:style-name="P9"/>
          </table:table-cell>
          <table:table-cell table:style-name="Tabelle19.D2" office:value-type="string">
            <text:p text:style-name="P12">true</text:p>
          </table:table-cell>
        </table:table-row>
        <table:table-row>
          <table:table-cell table:style-name="Tabelle19.B5" office:value-type="string">
            <text:p text:style-name="P1">"112a"</text:p>
          </table:table-cell>
          <table:table-cell table:style-name="Tabelle19.B5" office:value-type="string">
            <text:p text:style-name="P1">"\d*"</text:p>
          </table:table-cell>
          <table:table-cell table:style-name="Tabelle19.C3" office:value-type="string">
            <text:p text:style-name="P12"/>
          </table:table-cell>
          <table:table-cell table:style-name="Tabelle19.D3" office:value-type="string">
            <text:p text:style-name="P12">false</text:p>
          </table:table-cell>
        </table:table-row>
        <table:table-row>
          <table:table-cell table:style-name="Tabelle19.B5" office:value-type="string">
            <text:p text:style-name="P1">"112a"</text:p>
          </table:table-cell>
          <table:table-cell table:style-name="Tabelle19.B5" office:value-type="string">
            <text:p text:style-name="P1">"\d*."</text:p>
          </table:table-cell>
          <table:table-cell table:style-name="Tabelle19.C4" office:value-type="string">
            <text:p text:style-name="P12"/>
          </table:table-cell>
          <table:table-cell table:style-name="Tabelle19.D4" office:value-type="string">
            <text:p text:style-name="P12">true</text:p>
          </table:table-cell>
        </table:table-row>
        <table:table-row>
          <table:table-cell table:style-name="Tabelle19.B5" office:value-type="string">
            <text:p text:style-name="P1">"x112a"</text:p>
          </table:table-cell>
          <table:table-cell table:style-name="Tabelle19.B5" office:value-type="string">
            <text:p text:style-name="P5">".\d*."</text:p>
          </table:table-cell>
          <table:table-cell table:style-name="Tabelle19.C5" office:value-type="string">
            <text:p text:style-name="P12"/>
          </table:table-cell>
          <table:table-cell table:style-name="Tabelle19.D5" office:value-type="string">
            <text:p text:style-name="P12">true</text:p>
          </table:table-cell>
        </table:table-row>
      </table:table>
      <text:p text:style-name="Preformatted_20_Text"/>
      <text:p text:style-name="Text_20_body"/>
      <text:h text:style-name="Heading_20_3" text:outline-level="3"><text:bookmark-start text:name="__RefHeading__2148_1181323948"/>Beispiel: RegexDemo.java<text:bookmark-end text:name="__RefHeading__2148_1181323948"/></text:h>
      <text:p text:style-name="Text_20_body">Zum Abschluss hier ein kleines Programm:</text:p>
      <text:list xml:id="list221330360341315" text:continue-numbering="true" text:style-name="List_20_3">
        <text:list-item>
          <text:p text:style-name="P30"><text:span text:style-name="Citation"><text:span text:style-name="T1">Projekt: RegexDemo</text:span></text:span></text:p>
        </text:list-item>
        <text:list-item>
          <text:p text:style-name="P30"><text:span text:style-name="Citation"><text:span text:style-name="T1">Datei: RegexDemo.java</text:span></text:span></text:p>
        </text:list-item>
      </text:list>
      <text:p text:style-name="code"><text:span text:style-name="T15">public</text:span><text:span text:style-name="T16"> </text:span><text:span text:style-name="T15">class</text:span><text:span text:style-name="T16"> RegexDemo{</text:span></text:p>
      <text:p text:style-name="code"><text:span text:style-name="T16"><text:tab/></text:span><text:span text:style-name="T15">public</text:span><text:span text:style-name="T16"> </text:span><text:span text:style-name="T15">static</text:span><text:span text:style-name="T16"> </text:span><text:span text:style-name="T15">void</text:span><text:span text:style-name="T16"> main(String[] args){</text:span></text:p>
      <text:p text:style-name="code"><text:tab/><text:tab/></text:p>
      <text:p text:style-name="code"><text:span text:style-name="T16"><text:tab/><text:tab/>System.</text:span><text:span text:style-name="T18">out</text:span><text:span text:style-name="T16">.println(</text:span><text:span text:style-name="T19">"DEMO-REGEX: Zeichen <text:s/>und <text:s/>Quantizierer"</text:span><text:span text:style-name="T16">);</text:span></text:p>
      <text:p text:style-name="code"><text:span text:style-name="T16"><text:tab/><text:tab/>System.</text:span><text:span text:style-name="T18">out</text:span><text:span text:style-name="T16">.print(</text:span><text:span text:style-name="T19">"\"0\".matches(\"0\") ... "</text:span><text:span text:style-name="T16">);</text:span></text:p>
      <text:p text:style-name="code"><text:span text:style-name="T16"><text:tab/><text:tab/>System.</text:span><text:span text:style-name="T18">out</text:span><text:span text:style-name="T16">.println(</text:span><text:span text:style-name="T19">"0"</text:span><text:span text:style-name="T16">.</text:span><text:span text:style-name="T17">matches</text:span><text:span text:style-name="T16">(</text:span><text:span text:style-name="T19">"0"</text:span><text:span text:style-name="T16">));</text:span></text:p>
      <text:p text:style-name="code"><text:tab/><text:tab/></text:p>
      <text:p text:style-name="code"><text:span text:style-name="T16"><text:tab/><text:tab/>System.</text:span><text:span text:style-name="T18">out</text:span><text:span text:style-name="T16">.print(</text:span><text:span text:style-name="T19">"\"1\".matches(\"0\") ... "</text:span><text:span text:style-name="T16">);</text:span></text:p>
      <text:p text:style-name="code"><text:span text:style-name="T16"><text:tab/><text:tab/>System.</text:span><text:span text:style-name="T18">out</text:span><text:span text:style-name="T16">.println(</text:span><text:span text:style-name="T19">"1"</text:span><text:span text:style-name="T16">.matches(</text:span><text:span text:style-name="T19">"0"</text:span><text:span text:style-name="T16">));</text:span></text:p>
      <text:p text:style-name="code"><text:tab/><text:tab/></text:p>
      <text:p text:style-name="code"><text:span text:style-name="T16"><text:tab/><text:tab/>System.</text:span><text:span text:style-name="T18">out</text:span><text:span text:style-name="T16">.print(</text:span><text:span text:style-name="T19">"\"00\".matches(\"0\") ... <text:s/>"</text:span><text:span text:style-name="T16">);</text:span></text:p>
      <text:p text:style-name="code"><text:span text:style-name="T16"><text:tab/><text:tab/>System.</text:span><text:span text:style-name="T18">out</text:span><text:span text:style-name="T16">.println(</text:span><text:span text:style-name="T19">"00"</text:span><text:span text:style-name="T16">.matches(</text:span><text:span text:style-name="T19">"0"</text:span><text:span text:style-name="T16">));</text:span></text:p>
      <text:p text:style-name="code"><text:tab/><text:tab/></text:p>
      <text:p text:style-name="code"><text:span text:style-name="T16"><text:tab/><text:tab/>System.</text:span><text:span text:style-name="T18">out</text:span><text:span text:style-name="T16">.print(</text:span><text:span text:style-name="T19">"\"00000\".matches(\"0*\") ... <text:s/>"</text:span><text:span text:style-name="T16">);</text:span></text:p>
      <text:p text:style-name="code"><text:span text:style-name="T16"><text:tab/><text:tab/>System.</text:span><text:span text:style-name="T18">out</text:span><text:span text:style-name="T16">.println(</text:span><text:span text:style-name="T19">"0000"</text:span><text:span text:style-name="T16">.matches(</text:span><text:span text:style-name="T19">"0*"</text:span><text:span text:style-name="T16">));</text:span></text:p>
      <text:p text:style-name="code"><text:tab/><text:tab/></text:p>
      <text:p text:style-name="code"><text:span text:style-name="T16"><text:tab/><text:tab/>System.</text:span><text:span text:style-name="T18">out</text:span><text:span text:style-name="T16">.print(</text:span><text:span text:style-name="T19">"\"01\".matches(\"0*\") ... <text:s/>"</text:span><text:span text:style-name="T16">);</text:span></text:p>
      <text:p text:style-name="code"><text:soft-page-break/><text:span text:style-name="T16"><text:tab/><text:tab/>System.</text:span><text:span text:style-name="T18">out</text:span><text:span text:style-name="T16">.println(</text:span><text:span text:style-name="T19">"01"</text:span><text:span text:style-name="T16">.matches(</text:span><text:span text:style-name="T19">"0*"</text:span><text:span text:style-name="T16">));</text:span></text:p>
      <text:p text:style-name="code"><text:tab/><text:tab/></text:p>
      <text:p text:style-name="code"><text:span text:style-name="T16"><text:tab/><text:tab/>System.</text:span><text:span text:style-name="T18">out</text:span><text:span text:style-name="T16">.print(</text:span><text:span text:style-name="T19">"\"01\".matches(\"0\\\\*\") ... <text:s/>"</text:span><text:span text:style-name="T16">);</text:span></text:p>
      <text:p text:style-name="code"><text:span text:style-name="T16"><text:tab/><text:tab/>System.</text:span><text:span text:style-name="T18">out</text:span><text:span text:style-name="T16">.println(</text:span><text:span text:style-name="T19">"01"</text:span><text:span text:style-name="T16">.matches(</text:span><text:span text:style-name="T19">"0\\*"</text:span><text:span text:style-name="T16">));</text:span></text:p>
      <text:p text:style-name="code"><text:tab/><text:tab/></text:p>
      <text:p text:style-name="code"><text:span text:style-name="T16"><text:tab/><text:tab/>System.</text:span><text:span text:style-name="T18">out</text:span><text:span text:style-name="T16">.print(</text:span><text:span text:style-name="T19">"\"0*\".matches(\"0\\\\*\") ... <text:s/>"</text:span><text:span text:style-name="T16">);</text:span></text:p>
      <text:p text:style-name="code"><text:span text:style-name="T16"><text:tab/><text:tab/>System.</text:span><text:span text:style-name="T18">out</text:span><text:span text:style-name="T16">.println(</text:span><text:span text:style-name="T19">"0*"</text:span><text:span text:style-name="T16">.matches(</text:span><text:span text:style-name="T19">"0\\*"</text:span><text:span text:style-name="T16">));</text:span></text:p>
      <text:p text:style-name="code"/>
      <text:p text:style-name="code"/>
      <text:p text:style-name="code"><text:span text:style-name="T16"><text:tab/><text:tab/>System.</text:span><text:span text:style-name="T18">out</text:span><text:span text:style-name="T16">.println(</text:span><text:span text:style-name="T19">"\n\nDEMO: regex: Zeichenklassen\n"</text:span><text:span text:style-name="T16">);</text:span></text:p>
      <text:p text:style-name="code"><text:tab/><text:tab/></text:p>
      <text:p text:style-name="code"><text:span text:style-name="T16"><text:tab/><text:tab/>System.</text:span><text:span text:style-name="T18">out</text:span><text:span text:style-name="T16">.print(</text:span><text:span text:style-name="T19">"\"0\".matches(\"[01]*\") ... <text:s/>"</text:span><text:span text:style-name="T16">);</text:span></text:p>
      <text:p text:style-name="code"><text:span text:style-name="T16"><text:tab/><text:tab/>System.</text:span><text:span text:style-name="T18">out</text:span><text:span text:style-name="T16">.println(</text:span><text:span text:style-name="T19">"0"</text:span><text:span text:style-name="T16">.matches(</text:span><text:span text:style-name="T19">"[01]*"</text:span><text:span text:style-name="T16">));</text:span></text:p>
      <text:p text:style-name="code"><text:tab/><text:tab/></text:p>
      <text:p text:style-name="code"><text:span text:style-name="T16"><text:tab/><text:tab/>System.</text:span><text:span text:style-name="T18">out</text:span><text:span text:style-name="T16">.print(</text:span><text:span text:style-name="T19">"\"01001\".matches(\"[01]*\") ... <text:s/>"</text:span><text:span text:style-name="T16">);</text:span></text:p>
      <text:p text:style-name="code"><text:span text:style-name="T16"><text:tab/><text:tab/>System.</text:span><text:span text:style-name="T18">out</text:span><text:span text:style-name="T16">.println(</text:span><text:span text:style-name="T19">"01001"</text:span><text:span text:style-name="T16">.matches(</text:span><text:span text:style-name="T19">"[01]*"</text:span><text:span text:style-name="T16">));</text:span></text:p>
      <text:p text:style-name="code"><text:tab/><text:tab/></text:p>
      <text:p text:style-name="code"><text:span text:style-name="T16"><text:tab/><text:tab/>System.</text:span><text:span text:style-name="T18">out</text:span><text:span text:style-name="T16">.print(</text:span><text:span text:style-name="T19">"\"112\".matches(\"[0123456789]*\") ... <text:s/>"</text:span><text:span text:style-name="T16">);</text:span></text:p>
      <text:p text:style-name="code"><text:span text:style-name="T16"><text:tab/><text:tab/>System.</text:span><text:span text:style-name="T18">out</text:span><text:span text:style-name="T16">.println(</text:span><text:span text:style-name="T19">"112"</text:span><text:span text:style-name="T16">.matches(</text:span><text:span text:style-name="T19">"[0123456789]*"</text:span><text:span text:style-name="T16">));</text:span></text:p>
      <text:p text:style-name="code"/>
      <text:p text:style-name="code"><text:tab/></text:p>
      <text:p text:style-name="code"><text:span text:style-name="T16"><text:tab/><text:tab/>System.</text:span><text:span text:style-name="T18">out</text:span><text:span text:style-name="T16">.print(</text:span><text:span text:style-name="T19">"\"112\".matches(\"\\\\d*\") ... <text:s/>"</text:span><text:span text:style-name="T16">);</text:span></text:p>
      <text:p text:style-name="code"><text:span text:style-name="T16"><text:tab/><text:tab/>System.</text:span><text:span text:style-name="T18">out</text:span><text:span text:style-name="T16">.println(</text:span><text:span text:style-name="T19">"112"</text:span><text:span text:style-name="T16">.matches(</text:span><text:span text:style-name="T19">"\\d*"</text:span><text:span text:style-name="T16">));</text:span></text:p>
      <text:p text:style-name="code"/>
      <text:p text:style-name="code"><text:span text:style-name="T16"><text:tab/><text:tab/>System.</text:span><text:span text:style-name="T18">out</text:span><text:span text:style-name="T16">.print(</text:span><text:span text:style-name="T19">"\"112a\".matches(\"\\\\d*\") ... <text:s/>"</text:span><text:span text:style-name="T16">);</text:span></text:p>
      <text:p text:style-name="code"><text:span text:style-name="T16"><text:tab/><text:tab/>System.</text:span><text:span text:style-name="T18">out</text:span><text:span text:style-name="T16">.println(</text:span><text:span text:style-name="T19">"112a"</text:span><text:span text:style-name="T16">.matches(</text:span><text:span text:style-name="T19">"\\d*"</text:span><text:span text:style-name="T16">));</text:span></text:p>
      <text:p text:style-name="code"/>
      <text:p text:style-name="code"><text:span text:style-name="T16"><text:tab/><text:tab/>System.</text:span><text:span text:style-name="T18">out</text:span><text:span text:style-name="T16">.print(</text:span><text:span text:style-name="T19">"\"112a\".matches(\"\\\\d*.\") ... <text:s/>"</text:span><text:span text:style-name="T16">);</text:span></text:p>
      <text:p text:style-name="code"><text:span text:style-name="T16"><text:tab/><text:tab/>System.</text:span><text:span text:style-name="T18">out</text:span><text:span text:style-name="T16">.println(</text:span><text:span text:style-name="T19">"112a"</text:span><text:span text:style-name="T16">.matches(</text:span><text:span text:style-name="T19">"\\d*."</text:span><text:span text:style-name="T16">));</text:span></text:p>
      <text:p text:style-name="code"/>
      <text:p text:style-name="code"><text:span text:style-name="T16"><text:tab/><text:tab/>System.</text:span><text:span text:style-name="T18">out</text:span><text:span text:style-name="T16">.print(</text:span><text:span text:style-name="T19">"\"x112a\".matches(\".\\\\d*.\") ... <text:s/>"</text:span><text:span text:style-name="T16">);</text:span></text:p>
      <text:p text:style-name="code"><text:span text:style-name="T16"><text:tab/><text:tab/>System.</text:span><text:span text:style-name="T18">out</text:span><text:span text:style-name="T16">.println(</text:span><text:span text:style-name="T19">"x112a"</text:span><text:span text:style-name="T16">.matches(</text:span><text:span text:style-name="T19">".\\d*."</text:span><text:span text:style-name="T16">));</text:span></text:p>
      <text:p text:style-name="code"><text:tab/>}</text:p>
      <text:p text:style-name="code">}</text:p>
      <text:p text:style-name="Text_20_body"><text:span text:style-name="Citation"><text:span text:style-name="T1"/></text:span></text:p>
      <text:p text:style-name="Text_20_body"><text:span text:style-name="Citation"><text:span text:style-name="T1">Anmerkung: Beachte, dass der \ in einem JavaString mit \\ dargestellt werden muss.</text:span></text:span></text:p>
      <text:p text:style-name="Text_20_body"><text:span text:style-name="Citation"><text:span text:style-name="T1">Ausgabe:</text:span></text:span></text:p>
      <text:p text:style-name="Preformatted_20_Text">DEMO-REGEX: Zeichen und Quantifizierer</text:p>
      <text:p text:style-name="Preformatted_20_Text"/>
      <text:p text:style-name="Preformatted_20_Text">"0".matches("0") ... true</text:p>
      <text:p text:style-name="Preformatted_20_Text">"1".matches("0") ... false</text:p>
      <text:p text:style-name="Preformatted_20_Text">"00".matches("0") ... <text:s/>false</text:p>
      <text:p text:style-name="Preformatted_20_Text">"00000".matches("0*") ... <text:s/>true</text:p>
      <text:p text:style-name="Preformatted_20_Text">"01".matches("0*") ... <text:s/>false</text:p>
      <text:p text:style-name="Preformatted_20_Text">"01".matches("0\\*") ... <text:s/>false</text:p>
      <text:p text:style-name="Preformatted_20_Text">"0*".matches("0\\*") ... <text:s/>true</text:p>
      <text:p text:style-name="Preformatted_20_Text"/>
      <text:p text:style-name="Preformatted_20_Text"/>
      <text:p text:style-name="Preformatted_20_Text">DEMO: regex: Zeichenklassen</text:p>
      <text:p text:style-name="Preformatted_20_Text"/>
      <text:p text:style-name="Preformatted_20_Text">"0".matches("[01]*") ... <text:s/>true</text:p>
      <text:p text:style-name="Preformatted_20_Text">"01001".matches("[01]*") ... <text:s/>true</text:p>
      <text:p text:style-name="Preformatted_20_Text">"112".matches("[0123456789]*") ... <text:s/>true</text:p>
      <text:p text:style-name="Preformatted_20_Text">"112".matches("\\d*") ... <text:s/>true</text:p>
      <text:p text:style-name="Preformatted_20_Text">"112a".matches("\\d*") ... <text:s/>false</text:p>
      <text:p text:style-name="Preformatted_20_Text">"112a".matches("\\d*.") ... <text:s/>true</text:p>
      <text:p text:style-name="Preformatted_20_Text">"x112a".matches(".\\d*.") ... <text:s/>true</text:p>
      <text:p text:style-name="Preformatted_20_Text"><text:soft-page-break/></text:p>
      <text:p text:style-name="Preformatted_20_Text"/>
      <text:p text:style-name="P3"/>
      <text:h text:style-name="Heading_20_2" text:outline-level="2"><text:bookmark-start text:name="__RefHeading__2150_1181323948"/>Die Klasse String<text:bookmark-end text:name="__RefHeading__2150_1181323948"/></text:h>
      <text:p text:style-name="Text_20_body">Einige Methoden der Klasse String unterstützen regex:</text:p>
      <text:p text:style-name="Text_20_body">Bei einem gegebenem Muster können wir also</text:p>
      <text:list xml:id="list221330496433360" text:continue-numbering="true" text:style-name="List_20_3">
        <text:list-item>
          <text:list>
            <text:list-item>
              <text:p text:style-name="P27">Strings suchen</text:p>
            </text:list-item>
            <text:list-item>
              <text:p text:style-name="P27">Strings ersetzen</text:p>
            </text:list-item>
            <text:list-item>
              <text:p text:style-name="P27">Strings aufteilen</text:p>
              <text:p text:style-name="P27"/>
            </text:list-item>
          </text:list>
        </text:list-item>
      </text:list>
      <table:table table:name="Tabelle1" table:style-name="Tabelle1">
        <table:table-column table:style-name="Tabelle1.A"/>
        <table:table-row>
          <table:table-cell table:style-name="Tabelle1.A1" office:value-type="string">
            <text:p text:style-name="P8">boolean <text:span text:style-name="T3">matches</text:span>(String regex)</text:p>
            <text:p text:style-name="P15">ermittelt, ob dieser String mit dem angegebenen regulären Ausdruck vollständig übereinstimmt.<text:line-break/></text:p>
          </table:table-cell>
        </table:table-row>
        <table:table-row>
          <table:table-cell table:style-name="Tabelle1.A2" office:value-type="string">
            <text:p text:style-name="Table_20_Contents">String <text:span text:style-name="T2">replaceAll</text:span>(String regex, String replacement)</text:p>
            <text:p text:style-name="P15">ersetzt alle Fundestellen, die dem Muster regex entsprechen, durch replacement.<text:line-break/></text:p>
          </table:table-cell>
        </table:table-row>
        <table:table-row>
          <table:table-cell table:style-name="Tabelle1.A2" office:value-type="string">
            <text:p text:style-name="Table_20_Contents">String <text:span text:style-name="T2">replaceFirst</text:span>(String regex, String replacement)</text:p>
            <text:p text:style-name="P15">ersetzt die erste Fundstelle.<text:line-break/></text:p>
          </table:table-cell>
        </table:table-row>
        <table:table-row>
          <table:table-cell table:style-name="Tabelle1.A2" office:value-type="string">
            <text:p text:style-name="Table_20_Contents">String[] <text:span text:style-name="T2">split</text:span>(String regex)</text:p>
            <text:p text:style-name="P15">spaltet diesen String auf in ein Feld von Teilstrings. Trennstellen sind die Fundstellen von regex. Diese werden nicht mit zurückgegeben.</text:p>
            <text:p text:style-name="P15"/>
          </table:table-cell>
        </table:table-row>
        <table:table-row>
          <table:table-cell table:style-name="Tabelle1.A2" office:value-type="string">
            <text:p text:style-name="Table_20_Contents">String[] <text:span text:style-name="T2">split</text:span>(String regex, int limit)</text:p>
            <text:p text:style-name="P15">wie oben, jedoch mit begrenzter Fundstellenzahl.</text:p>
            <text:p text:style-name="P15"/>
          </table:table-cell>
        </table:table-row>
      </table:table>
      <text:p text:style-name="Text_20_body"/>
      <text:p text:style-name="Text_20_body"/>
      <text:h text:style-name="Heading_20_3" text:outline-level="3"><text:bookmark-start text:name="__RefHeading__2152_1181323948"/>Beispiel: RegexString.java - Strings suchen<text:bookmark-end text:name="__RefHeading__2152_1181323948"/></text:h>
      <text:p text:style-name="Preformatted_20_Text"/>
      <text:list xml:id="list221331238683954" text:continue-numbering="true" text:style-name="List_20_3">
        <text:list-item>
          <text:p text:style-name="P30">RegexString.java</text:p>
        </text:list-item>
      </text:list>
      <text:p text:style-name="Preformatted_20_Text"/>
      <text:p text:style-name="code">public class RegexString{</text:p>
      <text:p text:style-name="code"><text:s text:c="2"/>public static void main(String[] args){</text:p>
      <text:p text:style-name="code"/>
      <text:p text:style-name="code"><text:s text:c="2"/><text:tab/>System.out.println("\n\nDEMO String.matches(muster):\n");</text:p>
      <text:p text:style-name="code"><text:s text:c="6"/><text:span text:style-name="T3">boolean b</text:span><text:span text:style-name="T4">1</text:span><text:span text:style-name="T3"> = "aaaaab".</text:span><text:span text:style-name="T8">matches</text:span><text:span text:style-name="T3">(</text:span><text:span text:style-name="T12">"a*b"</text:span><text:span text:style-name="T3">)</text:span>; <text:s text:c="2"/>// true</text:p>
      <text:p text:style-name="code"><text:s text:c="2"/></text:p>
      <text:p text:style-name="code"/>
      <text:p text:style-name="Preformatted_20_Text"/>
      <text:p text:style-name="Standard"/>
      <text:p text:style-name="Standard"/>
      <text:p text:style-name="Standard">Auch folgende Variante ist möglich:</text:p>
      <text:p text:style-name="Standard"/>
      <text:p text:style-name="code">String url = "<text:span text:style-name="T21">&lt;a href=\"www.tutego.com\"&gt;</text:span>";</text:p>
      <text:p text:style-name="code"/>
      <text:p text:style-name="code"><text:soft-page-break/><text:span text:style-name="T3">boolean b</text:span><text:span text:style-name="T4">2</text:span><text:span text:style-name="T3"> <text:s/>= url.</text:span><text:span text:style-name="T8">matches</text:span><text:span text:style-name="T3">( </text:span><text:span text:style-name="T12">"&lt;a href=.*&gt;"</text:span><text:span text:style-name="T3"> ); </text:span><text:s text:c="4"/>// true</text:p>
      <text:p text:style-name="code"/>
      <text:p text:style-name="Preformatted_20_Text"/>
      <text:p text:style-name="Preformatted_20_Text"/>
      <text:p text:style-name="Preformatted_20_Text"/>
      <text:h text:style-name="Heading_20_3" text:outline-level="3"><text:bookmark-start text:name="__RefHeading__2154_1181323948"/>Beispiel: RegexString.java - String.replace(muster, ersatzText)<text:bookmark-end text:name="__RefHeading__2154_1181323948"/></text:h>
      <text:p text:style-name="Text_20_body"/>
      <text:p text:style-name="code"><text:tab/>System.out.println("\n\nDEMO String.replaceAll(muster, text):\n");</text:p>
      <text:p text:style-name="code"><text:tab/><text:tab/></text:p>
      <text:p text:style-name="code"><text:tab/>String s = "Der Kandidat hat 22 Punkte bei 33 Fragen erreicht.";</text:p>
      <text:p text:style-name="code"><text:tab/>System.out.println("\nINPUT: " + s);</text:p>
      <text:p text:style-name="code"><text:tab/>System.out.println("MUSTER: " + "[0-9]<text:span text:style-name="T23">+</text:span>");</text:p>
      <text:p text:style-name="code"><text:tab/>System.out.println("ERGEBNIS:" + <text:span text:style-name="T3">s.</text:span><text:span text:style-name="T8">replaceAll</text:span><text:span text:style-name="T3">("</text:span><text:span text:style-name="T12">[0-9]+</text:span><text:span text:style-name="T3">", "100"))</text:span>;</text:p>
      <text:p text:style-name="code"><text:tab/><text:tab/><text:tab/></text:p>
      <text:p text:style-name="Standard"/>
      <text:p text:style-name="Standard"/>
      <text:p text:style-name="Standard">Ausgabe:</text:p>
      <text:p text:style-name="Preformatted_20_Text">DEMO String.replaceAll(muster, text):</text:p>
      <text:p text:style-name="Preformatted_20_Text"/>
      <text:p text:style-name="Preformatted_20_Text"/>
      <text:p text:style-name="Preformatted_20_Text">INPUT: Der Kandidat hat <text:span text:style-name="T3">22</text:span> Punkte bei <text:span text:style-name="T3">33 </text:span>Fragen erreicht.</text:p>
      <text:p text:style-name="Preformatted_20_Text">MUSTER: [0-9]+</text:p>
      <text:p text:style-name="Preformatted_20_Text">ERGEBNIS:Der Kandidat hat <text:span text:style-name="T3">100</text:span> Punkte bei <text:span text:style-name="T3">100</text:span> Fragen erreicht.</text:p>
      <text:p text:style-name="Preformatted_20_Text"/>
      <text:p text:style-name="Preformatted_20_Text"/>
      <text:p text:style-name="Standard"/>
      <text:p text:style-name="Standard">Frage: Was liefert folgendes?</text:p>
      <text:p text:style-name="Standard"><text:tab/></text:p>
      <text:p text:style-name="code"><text:tab/>s = "Der Kandidat hat 22 Punkte bei 33 Fragen erreicht.";</text:p>
      <text:p text:style-name="code"><text:tab/>System.out.println("\nINPUT: " + s);</text:p>
      <text:p text:style-name="code"><text:tab/>System.out.println("MUSTER: " + "[0-9]");</text:p>
      <text:p text:style-name="code"><text:tab/>System.out.println("ERGEBNIS:" + <text:span text:style-name="T3">s.</text:span><text:span text:style-name="T8">replaceAll</text:span><text:span text:style-name="T3">("</text:span><text:span text:style-name="regex"><text:span text:style-name="T20">[0-9]</text:span></text:span><text:span text:style-name="T3">", "100"))</text:span>;</text:p>
      <text:p text:style-name="code"><text:tab/></text:p>
      <text:p text:style-name="Preformatted_20_Text"/>
      <text:p text:style-name="Standard">Antwort:</text:p>
      <text:p text:style-name="Preformatted_20_Text">INPUT: Der Kandidat hat 22 Punkte bei 33 Fragen erreicht.</text:p>
      <text:p text:style-name="Preformatted_20_Text">MUSTER: [0-9]</text:p>
      <text:p text:style-name="Preformatted_20_Text">ERGEBNIS:Der Kandidat hat 100100 Punkte bei 100100 Fragen erreicht.</text:p>
      <text:p text:style-name="Standard"/>
      <text:p text:style-name="Standard"/>
      <text:p text:style-name="Text_20_body"/>
      <text:h text:style-name="Heading_20_3" text:outline-level="3"><text:bookmark-start text:name="__RefHeading__2156_1181323948"/>Beispiel: RegexString.java - String.split(muster)<text:bookmark-end text:name="__RefHeading__2156_1181323948"/></text:h>
      <text:p text:style-name="Preformatted_20_Text"/>
      <text:p text:style-name="P17"/>
      <text:p text:style-name="code"><text:span text:style-name="T16"><text:tab/><text:tab/>System.</text:span><text:span text:style-name="T18">out</text:span><text:span text:style-name="T16">.println(</text:span><text:span text:style-name="T19">"\n\nDEMO String.split(muster):\n"</text:span><text:span text:style-name="T16">);</text:span></text:p>
      <text:p text:style-name="code"/>
      <text:p text:style-name="code"><text:span text:style-name="T16"><text:tab/><text:tab/>s = </text:span><text:span text:style-name="T19">"Der Kandidat hat 22 Punkte bei 33 Fragen erreicht."</text:span><text:span text:style-name="T16">;</text:span></text:p>
      <text:p text:style-name="code"><text:span text:style-name="T16"><text:tab/><text:tab/>System.</text:span><text:span text:style-name="T18">out</text:span><text:span text:style-name="T16">.println(</text:span><text:span text:style-name="T19">"\nINPUT: "</text:span><text:span text:style-name="T16"> + s);</text:span></text:p>
      <text:p text:style-name="code"><text:span text:style-name="T16"><text:tab/><text:tab/>System.</text:span><text:span text:style-name="T18">out</text:span><text:span text:style-name="T16">.println(</text:span><text:span text:style-name="T19">"MUSTER: "</text:span><text:span text:style-name="T16"> + </text:span><text:span text:style-name="T19">"[0-9]+"</text:span><text:span text:style-name="T16">);</text:span></text:p>
      <text:p text:style-name="code"><text:tab/><text:tab/></text:p>
      <text:p text:style-name="code"/>
      <text:p text:style-name="code"><text:span text:style-name="T16"><text:tab/><text:tab/>System.</text:span><text:span text:style-name="T18">out</text:span><text:span text:style-name="T16">.println(</text:span><text:span text:style-name="T19">"ERGEBNIS: "</text:span><text:span text:style-name="T16"> );</text:span></text:p>
      <text:p text:style-name="code"><text:tab/><text:tab/>String[] ergebnis;</text:p>
      <text:p text:style-name="code"><text:soft-page-break/><text:span text:style-name="T16"><text:line-break/><text:tab/><text:tab/>ergebnis= s.</text:span><text:span text:style-name="T8">split</text:span><text:span text:style-name="T16">(</text:span><text:span text:style-name="T19">"</text:span><text:span text:style-name="regex">[0-9]+</text:span><text:span text:style-name="T19">"</text:span><text:span text:style-name="T16">);<text:line-break/></text:span></text:p>
      <text:p text:style-name="code"><text:span text:style-name="T16"><text:tab/><text:tab/></text:span><text:span text:style-name="T15">for</text:span><text:span text:style-name="T16">(String t : ergebnis)</text:span></text:p>
      <text:p text:style-name="code"><text:span text:style-name="T16"><text:tab/><text:tab/><text:tab/>System.</text:span><text:span text:style-name="T18">out</text:span><text:span text:style-name="T16">.println(t);</text:span></text:p>
      <text:p text:style-name="code"/>
      <text:p text:style-name="Preformatted_20_Text"/>
      <text:p text:style-name="Preformatted_20_Text">Ausgabe:</text:p>
      <text:p text:style-name="Preformatted_20_Text"/>
      <text:p text:style-name="Preformatted_20_Text">DEMO String.split(muster):</text:p>
      <text:p text:style-name="Preformatted_20_Text"/>
      <text:p text:style-name="Preformatted_20_Text">INPUT: Der Kandidat hat 22 Punkte bei 33 Fragen erreicht.</text:p>
      <text:p text:style-name="Preformatted_20_Text">MUSTER: [0-9]+</text:p>
      <text:p text:style-name="Preformatted_20_Text">ERGEBNIS: </text:p>
      <text:p text:style-name="Preformatted_20_Text">Der Kandidat hat </text:p>
      <text:p text:style-name="Preformatted_20_Text"><text:s/>Punkte bei </text:p>
      <text:p text:style-name="Preformatted_20_Text"><text:s/>Fragen erreicht.</text:p>
      <text:p text:style-name="Preformatted_20_Text"/>
      <text:p text:style-name="Preformatted_20_Text"/>
      <text:p text:style-name="Text_20_body"/>
      <text:h text:style-name="Heading_20_2" text:outline-level="2"><text:bookmark-start text:name="__RefHeading__2158_1181323948"/>Die Klassen: Pattern und Matcher<text:bookmark-end text:name="__RefHeading__2158_1181323948"/></text:h>
      <text:p text:style-name="Text_20_body">Wenn die Muster (auch Pattern genannt), öfters verwendet werden, sollte man aus Performancegründen unbedingt die Klassen:</text:p>
      <text:list xml:id="list221330171750139" text:continue-numbering="true" text:style-name="List_20_3">
        <text:list-item>
          <text:p text:style-name="P27">java.util.regex.Pattern bzw.</text:p>
        </text:list-item>
        <text:list-item>
          <text:p text:style-name="P27">java.util.regex.Matcher</text:p>
        </text:list-item>
      </text:list>
      <text:p text:style-name="Standard">verwenden.</text:p>
      <text:p text:style-name="Text_20_body"/>
      <text:h text:style-name="Heading_20_3" text:outline-level="3"><text:bookmark-start text:name="__RefHeading__2160_1181323948"/>Beispiel: Eine ganze Zahl erkennen<text:bookmark-end text:name="__RefHeading__2160_1181323948"/></text:h>
      <text:p text:style-name="Text_20_body">Nehmen wir als Beispiel die Textdarstellung einer ganzen Zahl, wie man sie mit </text:p>
      <text:p text:style-name="Text_20_body">int Integer.parseInt( String ) </text:p>
      <text:p text:style-name="Text_20_body">parsen und übersetzen lassen kann, z.B. den String "<text:span text:style-name="T3">-100</text:span>" <text:line-break/></text:p>
      <text:p text:style-name="Text_20_body">Eine ganze Zahl kann mit einem Vorzeichen beginnen, danach folgen eine oder mehrere Dezimalziffern. Folgender regulärer Ausdruck beschreibt diese Syntax:</text:p>
      <text:p text:style-name="Text_20_body"/>
      <text:list xml:id="list221330252259738" text:continue-numbering="true" text:style-name="List_20_3">
        <text:list-item>
          <text:p text:style-name="P26">Das Muster für eine ganze Zahl:</text:p>
        </text:list-item>
      </text:list>
      <text:p text:style-name="Preformatted_20_Text"/>
      <text:p text:style-name="P2">[+-]?[0-9]+</text:p>
      <text:p text:style-name="Preformatted_20_Text">[+-] <text:s text:c="3"/>definiert die Zeichenmenge aus den Zeichen + oder -</text:p>
      <text:p text:style-name="Preformatted_20_Text">[+-]? <text:s text:c="2"/>kein oder ein Zeichen aus der vorstehenden Menge</text:p>
      <text:p text:style-name="Preformatted_20_Text">[0-9]+ <text:s/>definiert die Menge von Zeichen in dem Bereich 0 – 9<text:line-break/><text:tab/> <text:s/>1-mal bis beliebig oft<text:tab/></text:p>
      <text:p text:style-name="Preformatted_20_Text"/>
      <text:list xml:id="list221331494542725" text:continue-numbering="true" text:style-name="List_20_3">
        <text:list-item>
          <text:p text:style-name="P26">Das Java Programm zum Erkennen einer ganzen Zahl:<text:line-break/></text:p>
        </text:list-item>
      </text:list>
      <text:p text:style-name="code"><text:line-break/><text:span text:style-name="T3">Pattern p = Pattern.</text:span><text:span text:style-name="T8">compile</text:span><text:span text:style-name="T3">("</text:span><text:span text:style-name="T12">[+-]?[0-9]+</text:span><text:span text:style-name="T3">");</text:span></text:p>
      <text:p text:style-name="code"><text:span text:style-name="T3"><text:line-break/>Matcher m = p.</text:span><text:span text:style-name="T8">matcher</text:span><text:span text:style-name="T3">("-120");</text:span></text:p>
      <text:p text:style-name="code"><text:soft-page-break/><text:span text:style-name="T3"><text:line-break/>boolean b = m.</text:span><text:span text:style-name="T8">matches</text:span><text:span text:style-name="T3">();<text:line-break/></text:span><text:line-break/><text:span text:style-name="Source_20_Text"><text:span text:style-name="T5">// b == true</text:span></text:span></text:p>
      <text:p text:style-name="Standard"><text:span text:style-name="Source_20_Text"/></text:p>
      <text:p text:style-name="Standard"><text:span text:style-name="Source_20_Text"><text:line-break/></text:span>Ein Pattern speichert einen regulären Ausdruck in einer kompilierten, effizienten Form. </text:p>
      <text:p text:style-name="Standard"/>
      <text:p text:style-name="Standard">Ein vom Pattern gelieferter Matcher erhält den String "-120" als Input und übernimmt das Parsen des Input anhand des Patterns. </text:p>
      <text:p text:style-name="Standard"/>
      <text:p text:style-name="Standard">Die Methode <text:span text:style-name="Source_20_Text">match()</text:span> parst den Input als ganzes.<text:line-break/></text:p>
      <text:p text:style-name="Standard">Beispiel:<text:line-break/>Bei folgenden Inputs wäre das matches-Ergebnis false: <text:span text:style-name="T5"><text:line-break/>"- 120"</text:span><text:line-break/><text:span text:style-name="T5">"-120, 25"</text:span></text:p>
      <text:p text:style-name="P16"/>
      <text:p text:style-name="P16"/>
      <text:p text:style-name="P16"/>
      <text:p text:style-name="P16"/>
      <text:p text:style-name="P16"/>
      <text:h text:style-name="Heading_20_2" text:outline-level="2"><text:bookmark-start text:name="__RefHeading__2162_1181323948"/>REGEX-WH2: Quantifizierer, Gierige Operatoren<text:bookmark-end text:name="__RefHeading__2162_1181323948"/></text:h>
      <text:h text:style-name="Heading_20_3" text:outline-level="3"><text:bookmark-start text:name="__RefHeading__2164_1181323948"/>Quantifizierer und Wiederholungen<text:bookmark-end text:name="__RefHeading__2164_1181323948"/></text:h>
      <text:p text:style-name="Text_20_body">Neben den Quantifizierern </text:p>
      <text:list xml:id="list221330714756775" text:continue-numbering="true" text:style-name="List_20_3">
        <text:list-item>
          <text:p text:style-name="P27">? (einmal oder keinmal), </text:p>
        </text:list-item>
        <text:list-item>
          <text:p text:style-name="P27">* (keinmal oder beliebig oft) und</text:p>
        </text:list-item>
        <text:list-item>
          <text:p text:style-name="P27">+ (einmal oder beliebig oft) gibt es <text:line-break/><text:line-break/>drei weitere Quantifizierer, die es erlauben, die Anzahl eines Vorkommens genauer zu beschreiben.</text:p>
        </text:list-item>
        <text:list-item>
          <text:p text:style-name="P27">X{n}. X muss genau n-mal vorkommen. </text:p>
        </text:list-item>
        <text:list-item>
          <text:p text:style-name="P27">X{n,}. X kommt mindestens n-mal vor. </text:p>
        </text:list-item>
        <text:list-item>
          <text:p text:style-name="P27">X{n,m}. X kommt mindestens n-, aber maximal m-mal vor. </text:p>
        </text:list-item>
      </text:list>
      <text:p text:style-name="P7"/>
      <text:p text:style-name="P6"/>
      <text:h text:style-name="Heading_20_3" text:outline-level="3"><text:bookmark-start text:name="__RefHeading__2166_1181323948"/>Gierige * <text:s/>und nicht gierige ? Operatoren <text:bookmark-end text:name="__RefHeading__2166_1181323948"/></text:h>
      <text:p text:style-name="Text_20_body">Die drei Operatoren ?, * und + haben die Eigenschaft, die längste mögliche Zeichenfolge abzudecken – das nennt sich gierig (engl. greedy). </text:p>
      <text:p text:style-name="Text_20_body"/>
      <text:list xml:id="list221330435878893" text:continue-numbering="true" text:style-name="List_20_3">
        <text:list-item>
          <text:p text:style-name="P27">Beispiel 1:</text:p>
        </text:list-item>
      </text:list>
      <text:p text:style-name="Text_20_body">In einem HTML-String sollen alle fett gesetzten Teile gefunden werden.</text:p>
      <text:p text:style-name="Text_20_body">Gesucht ist also ein Muster, das im String</text:p>
      <text:p text:style-name="P4">String string = "Echt &lt;b&gt;fett&lt;/b&gt;. &lt;b&gt;Cool&lt;/b&gt;!";</text:p>
      <text:p text:style-name="P4"><text:soft-page-break/>die Teilfolgen <text:span text:style-name="T3">&lt;b&gt;fett&lt;/b&gt;</text:span> und <text:span text:style-name="T3">&lt;b&gt;Cool&lt;/b&gt;</text:span> erkennt. </text:p>
      <text:p text:style-name="Text_20_body"/>
      <text:p text:style-name="Text_20_body">Der erste Versuch für ein Programm:</text:p>
      <text:p text:style-name="code">String string = "Echt &lt;b&gt;fett&lt;/b&gt;. &lt;b&gt;Cool&lt;/b&gt;!";<text:line-break/></text:p>
      <text:p text:style-name="P20">Pattern pattern = Pattern.compile( "<text:span text:style-name="T11">&lt;b&gt;</text:span><text:span text:style-name="T7">.*</text:span><text:span text:style-name="T11">&lt;/b&gt;</text:span>" ); </text:p>
      <text:p text:style-name="code"><text:span text:style-name="T3">Matcher matcher = pattern.matcher( string );</text:span> </text:p>
      <text:p text:style-name="code"/>
      <text:p text:style-name="code">while ( <text:span text:style-name="T3">matcher.find()</text:span> ) </text:p>
      <text:p text:style-name="code"><text:tab/>System.out.println( <text:span text:style-name="T3">matcher.group()</text:span> );<text:line-break/></text:p>
      <text:p text:style-name="Standard">Amerkung:</text:p>
      <text:p text:style-name="Standard"><text:tab/>matcher.find() und mat<text:span text:style-name="T22">c</text:span>her.group() s.u.</text:p>
      <text:p text:style-name="Standard"/>
      <text:p text:style-name="Standard"/>
      <text:p text:style-name="Text_20_body">Nun ist die Ausgabe aber </text:p>
      <text:p text:style-name="Text_20_body"><text:tab/><text:span text:style-name="regex">&lt;b&gt;</text:span><text:span text:style-name="T8">fett&lt;/b&gt;. &lt;b&gt;Cool</text:span><text:span text:style-name="regex">&lt;/b&gt;</text:span></text:p>
      <text:p text:style-name="Text_20_body">Das verwundert nicht, denn mit dem Wissen, dass * gierig ist, passt &lt;b&gt;.*&lt;/b&gt; auf die Zeichenkette vom ersten &lt;b&gt; bis zum letzten &lt;/b&gt;.</text:p>
      <text:p text:style-name="Text_20_body">Die Lösung ist der Einsatz eines nicht gierigen Operators (»non-greedy« genannt). In diesem Fall wird hinter dem Qualifizierer einfach ein Fragezeichen gestellt.</text:p>
      <text:p text:style-name="P7"/>
      <table:table table:name="Tabelle9" table:style-name="Tabelle9">
        <table:table-column table:style-name="Tabelle9.A"/>
        <table:table-column table:style-name="Tabelle9.B"/>
        <table:table-row>
          <table:table-cell table:style-name="Tabelle9.A1" office:value-type="string">
            <text:p text:style-name="P10">Gieriger Operator </text:p>
          </table:table-cell>
          <table:table-cell table:style-name="Tabelle9.B1" office:value-type="string">
            <text:p text:style-name="P10">Nicht gieriger Operator </text:p>
          </table:table-cell>
        </table:table-row>
        <table:table-row>
          <table:table-cell table:style-name="Tabelle9.A7" office:value-type="string">
            <text:p text:style-name="Table_20_Contents">X?</text:p>
          </table:table-cell>
          <table:table-cell table:style-name="Tabelle9.B7" office:value-type="string">
            <text:p text:style-name="Table_20_Contents">X?<text:span text:style-name="T3">?</text:span></text:p>
          </table:table-cell>
        </table:table-row>
        <table:table-row>
          <table:table-cell table:style-name="Tabelle9.A7" office:value-type="string">
            <text:p text:style-name="Table_20_Contents">X*</text:p>
          </table:table-cell>
          <table:table-cell table:style-name="Tabelle9.B7" office:value-type="string">
            <text:p text:style-name="Table_20_Contents">X*<text:span text:style-name="T3">?</text:span></text:p>
          </table:table-cell>
        </table:table-row>
        <table:table-row>
          <table:table-cell table:style-name="Tabelle9.A7" office:value-type="string">
            <text:p text:style-name="Table_20_Contents">X+</text:p>
          </table:table-cell>
          <table:table-cell table:style-name="Tabelle9.B7" office:value-type="string">
            <text:p text:style-name="Table_20_Contents">X+<text:span text:style-name="T3">?</text:span></text:p>
          </table:table-cell>
        </table:table-row>
        <table:table-row>
          <table:table-cell table:style-name="Tabelle9.A7" office:value-type="string">
            <text:p text:style-name="Table_20_Contents">X{n}</text:p>
          </table:table-cell>
          <table:table-cell table:style-name="Tabelle9.B7" office:value-type="string">
            <text:p text:style-name="Table_20_Contents">X{n}<text:span text:style-name="T3">?</text:span></text:p>
          </table:table-cell>
        </table:table-row>
        <table:table-row>
          <table:table-cell table:style-name="Tabelle9.A7" office:value-type="string">
            <text:p text:style-name="Table_20_Contents">X{n,}</text:p>
          </table:table-cell>
          <table:table-cell table:style-name="Tabelle9.B7" office:value-type="string">
            <text:p text:style-name="Table_20_Contents">X{n,}<text:span text:style-name="T3">?</text:span></text:p>
          </table:table-cell>
        </table:table-row>
        <table:table-row>
          <table:table-cell table:style-name="Tabelle9.A7" office:value-type="string">
            <text:p text:style-name="Table_20_Contents">X{n,m}</text:p>
          </table:table-cell>
          <table:table-cell table:style-name="Tabelle9.B7" office:value-type="string">
            <text:p text:style-name="Table_20_Contents">X{n,m}<text:span text:style-name="T3">?</text:span></text:p>
          </table:table-cell>
        </table:table-row>
      </table:table>
      <text:p text:style-name="Text_20_body"/>
      <text:p text:style-name="Text_20_body">Mit diesem nicht gierigen Operator lösen wir einfach das Fettproblem:</text:p>
      <text:p text:style-name="code">String string = "Echt &lt;b&gt;fett&lt;/b&gt;. &lt;b&gt;Cool&lt;/b&gt;!";<text:line-break/><text:line-break/><text:span text:style-name="T3">Pattern pattern = Pattern.compile( "</text:span><text:span text:style-name="T12">&lt;b&gt;.*</text:span><text:span text:style-name="T9">?</text:span><text:span text:style-name="T12">&lt;/b&gt;</text:span><text:span text:style-name="T3">" ); </text:span></text:p>
      <text:p text:style-name="P20">Matcher matcher = pattern.matcher( "Echt &lt;b&gt;fett&lt;/b&gt;. &lt;b&gt;Cool&lt;/b&gt;!" ); </text:p>
      <text:p text:style-name="code"><text:line-break/>while ( <text:span text:style-name="T3">matcher.find()</text:span> ) </text:p>
      <text:p text:style-name="code"><text:tab/>System.out.println( <text:span text:style-name="T8">matcher.group</text:span>() );<text:line-break/></text:p>
      <text:p text:style-name="Text_20_body"/>
      <text:p text:style-name="Text_20_body">Wie gewünscht ist die Ausgabe:</text:p>
      <text:p text:style-name="Preformatted_20_Text">&lt;b&gt;fett&lt;/b&gt; </text:p>
      <text:p text:style-name="P4">&lt;b&gt;Cool&lt;/b&gt;</text:p>
      <text:h text:style-name="Heading_20_3" text:outline-level="3"><text:bookmark-start text:name="__RefHeading__2168_1181323948"/>Matcher.find(): Finden und nicht matchen<text:bookmark-end text:name="__RefHeading__2168_1181323948"/></text:h>
      <text:p text:style-name="Text_20_body">Bisher haben wir mit regulären Ausdrücken lediglich festgestellt, ob eine Zeichenfolge vollständig auf ein Muster passt. Dies haben wir mit der Methode match() bewerkstelligt.</text:p>
      <text:p text:style-name="Text_20_body"><text:soft-page-break/></text:p>
      <text:p text:style-name="Text_20_body">Die Matcher-Klasse kann jedoch auch feststellen, <text:span text:style-name="T3">ob sich eine durch ein Muster beschriebene Teilfolge im String befindet</text:span>. </text:p>
      <text:p text:style-name="Text_20_body"/>
      <text:p text:style-name="Text_20_body">Dazu dient die Methode<text:span text:style-name="T8"> find()</text:span>. Sie hat zwei Aufgaben: </text:p>
      <text:list xml:id="list221331197777658" text:continue-numbering="true" text:style-name="List_20_3">
        <text:list-item>
          <text:list>
            <text:list-item>
              <text:p text:style-name="P27">Zunächst sucht sie nach einer Fundstelle und gibt bei Erfolg true zurück. </text:p>
            </text:list-item>
            <text:list-item>
              <text:p text:style-name="P27">Das Nächste ist, dass jedes Matcher-Objekt einen Zustand mit Fundstellen besitzt, den find() aktualisiert. </text:p>
            </text:list-item>
          </text:list>
        </text:list-item>
      </text:list>
      <text:p text:style-name="Text_20_body">Einem Matcher-Objekt entlockt die Methode <text:span text:style-name="T8">group()</text:span> den erkannten Substring und start()/end() die Positionen. Wiederholte Aufrufe von find() setzen die Positionen weiter.</text:p>
      <text:p text:style-name="Text_20_body"/>
      <text:h text:style-name="Heading_20_3" text:outline-level="3"><text:bookmark-start text:name="__RefHeading__2170_1181323948"/>Beispiel: Finde alle ganzzahligen Werte in einem String<text:bookmark-end text:name="__RefHeading__2170_1181323948"/></text:h>
      <text:p text:style-name="code"><text:line-break/><text:span text:style-name="Source_20_Text"><text:span text:style-name="T5">String input = "100, -20, +3";<text:line-break/></text:span></text:span></text:p>
      <text:p text:style-name="code"><text:span text:style-name="Source_20_Text"><text:span text:style-name="T6">Pattern p = Pattern.</text:span></text:span><text:span text:style-name="Source_20_Text"><text:span text:style-name="T10">compile</text:span></text:span><text:span text:style-name="Source_20_Text"><text:span text:style-name="T6">("</text:span></text:span><text:span text:style-name="Source_20_Text"><text:span text:style-name="T13">[+-]?[0-9]+</text:span></text:span><text:span text:style-name="Source_20_Text"><text:span text:style-name="T6">");<text:line-break/>Matcher m = p.</text:span></text:span><text:span text:style-name="Source_20_Text"><text:span text:style-name="T10">matcher</text:span></text:span><text:span text:style-name="Source_20_Text"><text:span text:style-name="T6">(input);<text:line-break/></text:span></text:span><text:span text:style-name="Source_20_Text"><text:span text:style-name="T5"><text:line-break/>while ( m.</text:span></text:span><text:span text:style-name="Source_20_Text"><text:span text:style-name="T10">find</text:span></text:span><text:span text:style-name="Source_20_Text"><text:span text:style-name="T5">() ) {<text:line-break/><text:tab/>System.out.println(</text:span></text:span><text:span text:style-name="Source_20_Text"><text:span text:style-name="T6">input.substring(m.</text:span></text:span><text:span text:style-name="Source_20_Text"><text:span text:style-name="T10">start</text:span></text:span><text:span text:style-name="Source_20_Text"><text:span text:style-name="T6">(), m.</text:span></text:span><text:span text:style-name="Source_20_Text"><text:span text:style-name="T10">end</text:span></text:span><text:span text:style-name="Source_20_Text"><text:span text:style-name="T6">()</text:span></text:span><text:span text:style-name="Source_20_Text"><text:span text:style-name="T5">));<text:line-break/>}<text:line-break/></text:span></text:span></text:p>
      <text:p text:style-name="Text_20_body"><text:line-break/>In diesem einfachen Fall geschieht das Weiterschalten von Fundstelle zu Fundstelle durch <text:span text:style-name="Source_20_Text">matcher.find()</text:span> vollautomatisch, ohne dass der Programmierer in die Verwaltung der jeweiligen Startposition mit <text:span text:style-name="Source_20_Text">matcher.find(int start)</text:span> eingreifen müsste. </text:p>
      <text:p text:style-name="Text_20_body"/>
      <text:p text:style-name="Text_20_body">Hier noch ein andere Variante:</text:p>
      <text:p text:style-name="code"><text:line-break/><text:span text:style-name="Source_20_Text"><text:span text:style-name="T5">String input = "100, -20, +3";<text:line-break/></text:span></text:span></text:p>
      <text:p text:style-name="code"><text:span text:style-name="Source_20_Text"><text:span text:style-name="T6">Pattern p = Pattern.</text:span></text:span><text:span text:style-name="Source_20_Text"><text:span text:style-name="T10">compile</text:span></text:span><text:span text:style-name="Source_20_Text"><text:span text:style-name="T6">("</text:span></text:span><text:span text:style-name="Source_20_Text"><text:span text:style-name="T13">[+-]?[0-9]+</text:span></text:span><text:span text:style-name="Source_20_Text"><text:span text:style-name="T6">");<text:line-break/>Matcher m = p.</text:span></text:span><text:span text:style-name="Source_20_Text"><text:span text:style-name="T10">matcher</text:span></text:span><text:span text:style-name="Source_20_Text"><text:span text:style-name="T6">(input);<text:line-break/></text:span></text:span><text:span text:style-name="Source_20_Text"><text:span text:style-name="T5"><text:line-break/>while ( m.</text:span></text:span><text:span text:style-name="Source_20_Text"><text:span text:style-name="T10">find</text:span></text:span><text:span text:style-name="Source_20_Text"><text:span text:style-name="T5">() ) {<text:line-break/><text:tab/>System.out.printf("%s an Postion [%d,%d]\n", </text:span></text:span></text:p>
      <text:p text:style-name="code"><text:span text:style-name="Source_20_Text"><text:span text:style-name="T5"><text:tab/><text:tab/><text:tab/></text:span></text:span><text:span text:style-name="T3">m.</text:span><text:span text:style-name="T8">group</text:span><text:span text:style-name="T3">(),</text:span></text:p>
      <text:p text:style-name="code"><text:span text:style-name="T3"><text:s/><text:tab/><text:tab/><text:tab/>m.</text:span><text:span text:style-name="T8">start</text:span><text:span text:style-name="T3">(),</text:span><text:span text:style-name="Source_20_Text"><text:span text:style-name="T6"> </text:span></text:span></text:p>
      <text:p text:style-name="code"><text:span text:style-name="Source_20_Text"><text:span text:style-name="T6"><text:tab/><text:tab/><text:tab/>m.</text:span></text:span><text:span text:style-name="Source_20_Text"><text:span text:style-name="T10">end</text:span></text:span><text:span text:style-name="Source_20_Text"><text:span text:style-name="T6">()</text:span></text:span><text:span text:style-name="Source_20_Text"><text:span text:style-name="T5"> );<text:line-break/>}</text:span></text:span></text:p>
      <text:p text:style-name="Text_20_body"/>
      <text:h text:style-name="Heading_20_3" text:outline-level="3"><text:bookmark-start text:name="__RefHeading__2172_1181323948"/>+Mit MatchResult alle Ergebnisse einsammeln <text:bookmark-end text:name="__RefHeading__2172_1181323948"/></text:h>
      <text:p text:style-name="Text_20_body">Die Schnittstelle java.util.regex.MatchResult deklariert Operationen, die Zugriff auf das Ergebnis (String, Start-, Endposition, Anzahl Gruppen) eines Matches ermöglichen. Ein Matcher-Objekt wird dafür mit toMatchResult() nach dem MatchResult-Objekt gefragt.</text:p>
      <text:p text:style-name="Text_20_body"/>
      <text:p text:style-name="Text_20_body">Ein einfaches Beispiel verdeutlicht die Arbeitsweise: </text:p>
      <text:p text:style-name="Text_20_body"><text:soft-page-break/>Die eigene Utility-Funktion findMatches() soll für ein Muster und eine Zeichenkette alle Ergebnisse zurückliefern.</text:p>
      <text:p text:style-name="Text_20_body"><text:span text:style-name="Strong_20_Emphasis"/></text:p>
      <text:p text:style-name="Text_20_body">RegexDemoMatchResult.java, Teil 1</text:p>
      <text:p text:style-name="code">static </text:p>
      <text:p text:style-name="code">Iterable&lt;MatchResult&gt; findMatches( String pattern, CharSequence s ) { </text:p>
      <text:p text:style-name="code"><text:s/>List&lt;MatchResult&gt; results = new ArrayList&lt;MatchResult&gt;(); </text:p>
      <text:p text:style-name="code"/>
      <text:p text:style-name="code"><text:s/>for ( Matcher m = Pattern.compile(pattern).matcher(s); m.find(); ) </text:p>
      <text:p text:style-name="code"><text:s text:c="3"/>results.add( m.<text:span text:style-name="T3">toMatchResult()</text:span> ); </text:p>
      <text:p text:style-name="code"/>
      <text:p text:style-name="code"><text:s/>return results; </text:p>
      <text:p text:style-name="code">}</text:p>
      <text:p text:style-name="Text_20_body"/>
      <text:p text:style-name="Text_20_body">Die Methode liefert ein einfaches Iterable zurück, was in unserem Beispiel ausreicht, um die Funktion auf der rechten Seite des Doppelpunktes vom erweiterten for nutzen zu können. Vor dem Schleifendurchlauf übersetzt compile() den Muster-String in ein Pattern-Objekt, und matcher() gibt Zugang zum konkreten Mustererkenner, also Matcher-Objekt. Die Bedingung der Schleife ist so, dass pro Durchlauf ein Muster erkannt wird. Im Rumpf der Schleife sammelt die Ergebnisliste die MatchResult-Objekte, welche die Funddaten repräsentieren. Nach Ablauf der Schleife liefert die Methode die gesammelten Objekte zurück.</text:p>
      <text:p text:style-name="Text_20_body"/>
      <text:p text:style-name="Text_20_body">Ein paar Programmzeilen zeigen schnell die Möglichkeiten. Ein einfaches Muster soll für ISBN-10-Nummern stehen – ohne Leerzeichen oder Bindestriche.</text:p>
      <text:p text:style-name="Text_20_body"/>
      <text:list xml:id="list221331299244751" text:continue-numbering="true" text:style-name="List_20_3">
        <text:list-item>
          <text:p text:style-name="P27">RegexDemoMatchResult.java, Teil 2</text:p>
        </text:list-item>
      </text:list>
      <text:p text:style-name="code">String pattern = "\\d{9,10}[\\d|x|X]"; </text:p>
      <text:p text:style-name="code">String s = "Insel: 3898425266, Reguläre Ausdrücke: 3897213494"; </text:p>
      <text:p text:style-name="code"/>
      <text:p text:style-name="code">for ( MatchResult r : findMatches( pattern, s ) ) </text:p>
      <text:p text:style-name="code"><text:s text:c="2"/>System.out.println( r.group() + " von " + r.start() + " bis " + </text:p>
      <text:p text:style-name="code"><text:tab/><text:tab/><text:tab/><text:tab/><text:tab/>r.end() );</text:p>
      <text:p text:style-name="Text_20_body"/>
      <text:p text:style-name="Text_20_body">Das Ergebnis auf der Konsole ist:</text:p>
      <text:p text:style-name="Preformatted_20_Text">3898425266 von 7 bis 17 </text:p>
      <text:p text:style-name="P4">3897213494 von 39 bis 49</text:p>
      <text:p text:style-name="Text_20_body"/>
      <text:p text:style-name="Text_20_body"/>
      <text:p text:style-name="Text_20_body"/>
      <text:h text:style-name="Heading_20_2" text:outline-level="2"><text:bookmark-start text:name="__RefHeading__2174_1181323948"/><text:span text:style-name="Citation"><text:span text:style-name="T1">Übungen: REGEX mit Java </text:span></text:span><text:bookmark-end text:name="__RefHeading__2174_1181323948"/></text:h>
      <text:h text:style-name="Heading_20_3" text:outline-level="3"><text:bookmark-start text:name="__RefHeading__2176_1181323948"/>RegexSwing_UE<text:bookmark-end text:name="__RefHeading__2176_1181323948"/></text:h>
      <text:p text:style-name="Text_20_body">Gegeben ist das Projekt RegexSwing_UE, das Sie zum Laufen bringen sollten.</text:p>
      <text:p text:style-name="Text_20_body"/>
      <text:h text:style-name="Heading_20_3" text:outline-level="3"><text:bookmark-start text:name="__RefHeading__2178_1181323948"/><text:soft-page-break/>AndroidRegex<text:bookmark-end text:name="__RefHeading__2178_1181323948"/></text:h>
      <text:p text:style-name="Text_20_body">Erstellen Sie eine Android-Anwendung siehe dazu</text:p>
      <text:p text:style-name="Text_20_body">4ME/HOWTO-VIDEO/eclipse/eclipse-android-regex.* </text:p>
      <text:p text:style-name="Text_20_body"/>
      <text:p text:style-name="Text_20_body"/>
      <text:h text:style-name="P29" text:outline-level="3"><text:bookmark-start text:name="__RefHeading__2180_1181323948"/>+RegexHTMLTAG_UE: Ein URL-Downloader<text:bookmark-end text:name="__RefHeading__2180_1181323948"/></text:h>
      <text:p text:style-name="P22">Das folgende Beispiel zeigt, wie aus einer html-Seite alle Links extrahiert werden. Dies stellt die Grundlage für ein Downloader-Programm dar.</text:p>
      <text:p text:style-name="P22"/>
      <text:p text:style-name="Text_20_body">LinkGetter.java</text:p>
      <text:p text:style-name="code">import java.io.BufferedReader;</text:p>
      <text:p text:style-name="code">import java.io.IOException;</text:p>
      <text:p text:style-name="code">import java.io.InputStreamReader;</text:p>
      <text:p text:style-name="code">import java.net.MalformedURLException;</text:p>
      <text:p text:style-name="code">import java.net.URL;</text:p>
      <text:p text:style-name="code">import java.util.ArrayList;</text:p>
      <text:p text:style-name="code">import java.util.List;</text:p>
      <text:p text:style-name="code">import java.util.regex.Matcher;</text:p>
      <text:p text:style-name="code">import java.util.regex.Pattern;</text:p>
      <text:p text:style-name="code"/>
      <text:p text:style-name="code">public class LinkGetter {</text:p>
      <text:p text:style-name="code">private Pattern htmltag;</text:p>
      <text:p text:style-name="code">private Pattern link;</text:p>
      <text:p text:style-name="code">private final String root;</text:p>
      <text:p text:style-name="code"/>
      <text:p text:style-name="code"/>
      <text:p text:style-name="code">public LinkGetter(String root) {</text:p>
      <text:p text:style-name="P18"><text:tab/>this.root = root;</text:p>
      <text:p text:style-name="P18"><text:span text:style-name="T3"><text:tab/>htmltag = Pattern.compile("</text:span><text:span text:style-name="regex"><text:span text:style-name="T3">&lt;a\\b[^&gt;]*href=\"[^&gt;]*&gt;(.*?)&lt;/a&gt;</text:span></text:span><text:span text:style-name="T3">");</text:span></text:p>
      <text:p text:style-name="P18"><text:span text:style-name="T3"><text:tab/>link = Pattern.compile("</text:span><text:span text:style-name="regex"><text:span text:style-name="T3">href=\"[^&gt;]*\"&gt;</text:span></text:span><text:span text:style-name="T3">");</text:span></text:p>
      <text:p text:style-name="P18">}</text:p>
      <text:p text:style-name="code"/>
      <text:p text:style-name="code">public List&lt;String&gt; getLinks(String url) {</text:p>
      <text:p text:style-name="P19"><text:tab/>List&lt;String&gt; links = new ArrayList&lt;String&gt;();</text:p>
      <text:p text:style-name="P19"><text:tab/>try {</text:p>
      <text:p text:style-name="P19"><text:tab/><text:tab/>BufferedReader bufferedReader = new BufferedReader(</text:p>
      <text:p text:style-name="P19"><text:tab/><text:tab/><text:tab/>new InputStreamReader(new URL(url).openStream()));</text:p>
      <text:p text:style-name="P19"><text:tab/><text:tab/>String s;</text:p>
      <text:p text:style-name="P19"><text:tab/><text:tab/>StringBuilder builder = new StringBuilder();</text:p>
      <text:p text:style-name="P19"/>
      <text:p text:style-name="P19"><text:tab/><text:tab/>while ((s = bufferedReader.readLine()) != null) {</text:p>
      <text:p text:style-name="P19"><text:tab/><text:tab/><text:tab/>builder.append(s);</text:p>
      <text:p text:style-name="P19"><text:tab/><text:tab/>}</text:p>
      <text:p text:style-name="P19"/>
      <text:p text:style-name="P21"><text:tab/><text:tab/>Matcher tagmatch = htmltag.matcher(builder.toString());</text:p>
      <text:p text:style-name="P21"/>
      <text:p text:style-name="P21"><text:tab/><text:tab/>while (tagmatch.find()) {</text:p>
      <text:p text:style-name="P21"><text:tab/><text:tab/><text:tab/>Matcher matcher = link.matcher(tagmatch.group());</text:p>
      <text:p text:style-name="P21"><text:tab/><text:tab/><text:tab/>matcher.find();</text:p>
      <text:p text:style-name="P21"><text:tab/><text:tab/><text:tab/>String link = matcher.group().replaceFirst("href=\"", "").replaceFirst("\"&gt;", "");</text:p>
      <text:p text:style-name="P21"/>
      <text:p text:style-name="P19"><text:soft-page-break/><text:tab/><text:tab/><text:tab/>if (valid(link)) {</text:p>
      <text:p text:style-name="P19"><text:tab/><text:tab/><text:tab/><text:tab/>links.add(makeAbsolute(url, link));</text:p>
      <text:p text:style-name="P19"><text:tab/><text:tab/><text:tab/>}</text:p>
      <text:p text:style-name="P19"><text:tab/><text:tab/>}</text:p>
      <text:p text:style-name="P19"><text:tab/>} catch (MalformedURLException e) {</text:p>
      <text:p text:style-name="P19"><text:tab/><text:tab/><text:tab/>e.printStackTrace();</text:p>
      <text:p text:style-name="P19"><text:tab/>} catch (IOException e) {</text:p>
      <text:p text:style-name="P19"><text:tab/><text:tab/><text:tab/>e.printStackTrace();</text:p>
      <text:p text:style-name="P19"><text:tab/>}</text:p>
      <text:p text:style-name="P19"><text:tab/>return links;</text:p>
      <text:p text:style-name="P19">}</text:p>
      <text:p text:style-name="P19"/>
      <text:p text:style-name="P19">private boolean valid(String s) {</text:p>
      <text:p text:style-name="P21"><text:tab/>if (s.matches("javascript:.*|mailto:.*")) {</text:p>
      <text:p text:style-name="P19"><text:tab/><text:tab/>return false;</text:p>
      <text:p text:style-name="P19"><text:tab/>}</text:p>
      <text:p text:style-name="P19"><text:tab/>return true;</text:p>
      <text:p text:style-name="P19">}</text:p>
      <text:p text:style-name="P19"/>
      <text:p text:style-name="P19">private String makeAbsolute(String url, String link) {</text:p>
      <text:p text:style-name="P19"><text:tab/>if (link.matches("http://.*")) {</text:p>
      <text:p text:style-name="P19"><text:tab/><text:tab/>return link;</text:p>
      <text:p text:style-name="P19"><text:tab/>}</text:p>
      <text:p text:style-name="P19"><text:tab/>if (link.matches("/.*") &amp;&amp; url.matches(".*$[^/]")) {</text:p>
      <text:p text:style-name="P19"><text:tab/><text:tab/>return url + "/" + link;</text:p>
      <text:p text:style-name="P19"><text:tab/>}</text:p>
      <text:p text:style-name="P19"><text:tab/>if (link.matches("[^/].*") &amp;&amp; url.matches(".*[^/]")) {</text:p>
      <text:p text:style-name="P19"><text:tab/><text:tab/>return url + "/" + link;</text:p>
      <text:p text:style-name="P19"><text:tab/>}</text:p>
      <text:p text:style-name="P19"><text:tab/>if (link.matches("/.*") &amp;&amp; url.matches(".*[/]")) {</text:p>
      <text:p text:style-name="P19"><text:tab/><text:tab/>return url + link;</text:p>
      <text:p text:style-name="P19"><text:tab/>}</text:p>
      <text:p text:style-name="P19"><text:tab/>if (link.matches("/.*") &amp;&amp; url.matches(".*[^/]")) {</text:p>
      <text:p text:style-name="P19"><text:tab/><text:tab/>return url + link;</text:p>
      <text:p text:style-name="P19"><text:tab/>}</text:p>
      <text:p text:style-name="P19"><text:tab/>throw new RuntimeException("Cannot make the link absolute. Url: " + url + " Link " + link);</text:p>
      <text:p text:style-name="P19"><text:tab/>}</text:p>
      <text:p text:style-name="P19">}</text:p>
      <text:p text:style-name="P4"/>
      <text:p text:style-name="Text_20_body"/>
      <text:p text:style-name="P4"><text:s text:c="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monospace" svg:font-family="monospace"/>
    <style:font-face style:name="Courier New" svg:font-family="'Courier New'" style:font-family-generic="modern"/>
    <style:font-face style:name="Courier 10 Pitch" svg:font-family="'Courier 10 Pitch'" style:font-adornments="Fett"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10 Pitch" fo:font-family="'Courier 10 Pitch'" style:font-style-name="Fett" style:font-pitch="fixed" fo:font-size="10pt" fo:font-weight="bold"/>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egex" style:family="text">
      <style:text-properties fo:color="#ff0000" fo:font-size="10pt" fo:font-weight="bold"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1"/>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1"/>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text:file-name text:display="name-and-extension">regex-java.odt</text:file-name><text:tab/>Arbeitsunterlage</text:p>
      </style:header>
      <style:footer>
        <text:p text:style-name="Footer">Informatik<text:tab/><text:tab/><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creation-date>2011-02-15T12:57:24</meta:creation-date>
    <meta:editing-cycles>38</meta:editing-cycles>
    <meta:editing-duration>P1DT20H27M28S</meta:editing-duration>
    <meta:initial-creator>Anton Hofmann</meta:initial-creator>
    <dc:date>2020-01-27T22:13:29.126820200</dc:date>
    <meta:document-statistic meta:table-count="5" meta:image-count="0" meta:object-count="0" meta:page-count="13" meta:paragraph-count="455" meta:word-count="2164" meta:character-count="17350" meta:non-whitespace-character-count="15260"/>
    <meta:user-defined meta:name="Info 1"/>
    <meta:user-defined meta:name="Info 2"/>
    <meta:user-defined meta:name="Info 3"/>
    <meta:user-defined meta:name="Info 4"/>
    <meta:template xlink:type="simple" xlink:actuate="onRequest" xlink:title="arbeitsunterlage" xlink:href="../../../htl/ab/meineVorlagen/arbeitsunterlage.ott" meta:date="2011-02-15T12:57:21"/>
  </office:meta>
</office:document-meta>
</file>